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3.563cm"/>
    </style:style>
    <style:style style:name="co5" style:family="table-column">
      <style:table-column-properties fo:break-before="auto" style:column-width="3.584cm"/>
    </style:style>
    <style:style style:name="co6" style:family="table-column">
      <style:table-column-properties fo:break-before="auto" style:column-width="3.8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ense" table:style-name="ta1">
        <table:shapes>
          <draw:frame draw:z-index="0" draw:style-name="gr1" draw:text-style-name="P1" svg:width="15.984cm" svg:height="9.004cm" svg:x="1.535cm" svg:y="13.201cm">
            <draw:object draw:notify-on-update-of-ranges="Dense.B2:Dense.B22 Dense.B2:Dense.B22 Dense.C1:Dense.C1 Dense.C2:Dense.C22 Dense.B2:Dense.B22 Dense.D1:Dense.D1 Dense.D2:Dense.D22 Dense.B2:Dense.B22 Dense.E1:Dense.E1 Dense.E2:Dense.E22 Dense.B2:Dense.B22 Dense.F1:Dense.F1 Dense.F2:Dense.F22 Dense.B2:Dense.B22 Dense.G1:Dense.G1 Dense.G2:Dense.G22 Dense.B2:Dense.B22 Dense.H1:Dense.H1 Dense.H2:Dense.H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2cm" svg:height="8.999cm" svg:x="18.424cm" svg:y="13.514cm">
            <draw:object draw:notify-on-update-of-ranges="Dense.B2:Dense.B22 Dense.B2:Dense.B22 Dense.I1:Dense.I1 Dense.I2:Dense.I22 Dense.B2:Dense.B22 Dense.J1:Dense.J1 Dense.J2:Dense.J22 Dense.B2:Dense.B22 Dense.K1:Dense.K1 Dense.K2:Dense.K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.002cm" svg:height="8.999cm" svg:x="1.565cm" svg:y="23.545cm">
            <draw:object draw:notify-on-update-of-ranges="Dense.B2:Dense.B22 Dense.B2:Dense.B22 Dense.L1:Dense.L1 Dense.L2:Dense.L22 Dense.B2:Dense.B22 Dense.M1:Dense.M1 Dense.M2:Dense.M22 Dense.B2:Dense.B22 Dense.N1:Dense.N1 Dense.N2:Dense.N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682cm" svg:y="23.55cm">
            <draw:object draw:notify-on-update-of-ranges="Dense.B2:Dense.B22 Dense.B2:Dense.B22 Dense.D1:Dense.D1 Dense.D2:Dense.D22 Dense.B2:Dense.B22 Dense.F1:Dense.F1 Dense.F2:Dense.F22 Dense.B2:Dense.B22 Dense.L1:Dense.L1 Dense.L2:Dense.L22 Dense.B2:Dense.B22 Dense.O1:Dense.O1 Dense.O2:Dense.O2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um Nodes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Unopt C</text:p>
          </table:table-cell>
          <table:table-cell office:value-type="string" calcext:value-type="string">
            <text:p>Opt C</text:p>
          </table:table-cell>
          <table:table-cell office:value-type="string" calcext:value-type="string">
            <text:p>Unopt C++</text:p>
          </table:table-cell>
          <table:table-cell office:value-type="string" calcext:value-type="string">
            <text:p>Opt C++</text:p>
          </table:table-cell>
          <table:table-cell office:value-type="string" calcext:value-type="string">
            <text:p>Opt C++ int array</text:p>
          </table:table-cell>
          <table:table-cell office:value-type="string" calcext:value-type="string">
            <text:p>Unopt C++ int array</text:p>
          </table:table-cell>
          <table:table-cell office:value-type="string" calcext:value-type="string">
            <text:p>Unopt Haskell</text:p>
          </table:table-cell>
          <table:table-cell office:value-type="string" calcext:value-type="string">
            <text:p>Unopt Haskell Internal</text:p>
          </table:table-cell>
          <table:table-cell office:value-type="string" calcext:value-type="string">
            <text:p>Unopt haskell functional</text:p>
          </table:table-cell>
          <table:table-cell office:value-type="string" calcext:value-type="string">
            <text:p>Opt Haskell</text:p>
          </table:table-cell>
          <table:table-cell office:value-type="string" calcext:value-type="string">
            <text:p>Opt Haskell Internal</text:p>
          </table:table-cell>
          <table:table-cell office:value-type="string" calcext:value-type="string">
            <text:p>Opt Haskell functional</text:p>
          </table:table-cell>
          <table:table-cell office:value-type="string" calcext:value-type="string">
            <text:p>Scheme</text:p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2] * ([.A2]+1)/2" office:value-type="float" office:value="500500" calcext:value-type="float">
            <text:p>500500</text:p>
          </table:table-cell>
          <table:table-cell office:value-type="float" office:value="4.3" calcext:value-type="float">
            <text:p>4.3</text:p>
          </table:table-cell>
          <table:table-cell office:value-type="float" office:value="2.2" calcext:value-type="float">
            <text:p>2.2</text:p>
          </table:table-cell>
          <table:table-cell office:value-type="float" office:value="34.2" calcext:value-type="float">
            <text:p>34.2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55" calcext:value-type="float">
            <text:p>355</text:p>
          </table:table-cell>
          <table:table-cell office:value-type="float" office:value="252" calcext:value-type="float">
            <text:p>252</text:p>
          </table:table-cell>
          <table:table-cell office:value-type="float" office:value="303" calcext:value-type="float">
            <text:p>303</text:p>
          </table:table-cell>
          <table:table-cell office:value-type="float" office:value="185" calcext:value-type="float">
            <text:p>185</text:p>
          </table:table-cell>
          <table:table-cell office:value-type="float" office:value="203" calcext:value-type="float">
            <text:p>203</text:p>
          </table:table-cell>
          <table:table-cell office:value-type="float" office:value="239" calcext:value-type="float">
            <text:p>239</text:p>
          </table:table-cell>
          <table:table-cell office:value-type="float" office:value="20.447998046875" calcext:value-type="float">
            <text:p>20.4479980469</text:p>
          </table:table-cell>
          <table:table-cell table:number-columns-repeated="1009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3] * ([.A3]+1)/2" office:value-type="float" office:value="605550" calcext:value-type="float">
            <text:p>605550</text:p>
          </table:table-cell>
          <table:table-cell office:value-type="float" office:value="4.9" calcext:value-type="float">
            <text:p>4.9</text:p>
          </table:table-cell>
          <table:table-cell office:value-type="float" office:value="2.1" calcext:value-type="float">
            <text:p>2.1</text:p>
          </table:table-cell>
          <table:table-cell office:value-type="float" office:value="42.3" calcext:value-type="float">
            <text:p>42.3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04" calcext:value-type="float">
            <text:p>404</text:p>
          </table:table-cell>
          <table:table-cell office:value-type="float" office:value="298" calcext:value-type="float">
            <text:p>298</text:p>
          </table:table-cell>
          <table:table-cell office:value-type="float" office:value="364" calcext:value-type="float">
            <text:p>364</text:p>
          </table:table-cell>
          <table:table-cell office:value-type="float" office:value="222" calcext:value-type="float">
            <text:p>222</text:p>
          </table:table-cell>
          <table:table-cell office:value-type="float" office:value="321" calcext:value-type="float">
            <text:p>321</text:p>
          </table:table-cell>
          <table:table-cell office:value-type="float" office:value="275" calcext:value-type="float">
            <text:p>275</text:p>
          </table:table-cell>
          <table:table-cell office:value-type="float" office:value="25.02197265625" calcext:value-type="float">
            <text:p>25.0219726563</text:p>
          </table:table-cell>
          <table:table-cell table:number-columns-repeated="1009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A4] * ([.A4]+1)/2" office:value-type="float" office:value="720600" calcext:value-type="float">
            <text:p>720600</text:p>
          </table:table-cell>
          <table:table-cell office:value-type="float" office:value="5.8" calcext:value-type="float">
            <text:p>5.8</text:p>
          </table:table-cell>
          <table:table-cell office:value-type="float" office:value="2.4" calcext:value-type="float">
            <text:p>2.4</text:p>
          </table:table-cell>
          <table:table-cell office:value-type="float" office:value="49.9" calcext:value-type="float">
            <text:p>49.9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21" calcext:value-type="float">
            <text:p>521</text:p>
          </table:table-cell>
          <table:table-cell office:value-type="float" office:value="384" calcext:value-type="float">
            <text:p>384</text:p>
          </table:table-cell>
          <table:table-cell office:value-type="float" office:value="455" calcext:value-type="float">
            <text:p>455</text:p>
          </table:table-cell>
          <table:table-cell office:value-type="float" office:value="272" calcext:value-type="float">
            <text:p>272</text:p>
          </table:table-cell>
          <table:table-cell office:value-type="float" office:value="361" calcext:value-type="float">
            <text:p>361</text:p>
          </table:table-cell>
          <table:table-cell office:value-type="float" office:value="320" calcext:value-type="float">
            <text:p>320</text:p>
          </table:table-cell>
          <table:table-cell office:value-type="float" office:value="29.427978515625" calcext:value-type="float">
            <text:p>29.4279785156</text:p>
          </table:table-cell>
          <table:table-cell table:number-columns-repeated="1009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A5] * ([.A5]+1)/2" office:value-type="float" office:value="845650" calcext:value-type="float">
            <text:p>845650</text:p>
          </table:table-cell>
          <table:table-cell office:value-type="float" office:value="6.7" calcext:value-type="float">
            <text:p>6.7</text:p>
          </table:table-cell>
          <table:table-cell office:value-type="float" office:value="2.8" calcext:value-type="float">
            <text:p>2.8</text:p>
          </table:table-cell>
          <table:table-cell office:value-type="float" office:value="58.6" calcext:value-type="float">
            <text:p>58.6</text:p>
          </table:table-cell>
          <table:table-cell office:value-type="float" office:value="7.1" calcext:value-type="float">
            <text:p>7.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95" calcext:value-type="float">
            <text:p>595</text:p>
          </table:table-cell>
          <table:table-cell office:value-type="float" office:value="427" calcext:value-type="float">
            <text:p>427</text:p>
          </table:table-cell>
          <table:table-cell office:value-type="float" office:value="549" calcext:value-type="float">
            <text:p>549</text:p>
          </table:table-cell>
          <table:table-cell office:value-type="float" office:value="325" calcext:value-type="float">
            <text:p>325</text:p>
          </table:table-cell>
          <table:table-cell office:value-type="float" office:value="429" calcext:value-type="float">
            <text:p>429</text:p>
          </table:table-cell>
          <table:table-cell office:value-type="float" office:value="370" calcext:value-type="float">
            <text:p>370</text:p>
          </table:table-cell>
          <table:table-cell office:value-type="float" office:value="53.89404296875" calcext:value-type="float">
            <text:p>53.8940429688</text:p>
          </table:table-cell>
          <table:table-cell table:number-columns-repeated="1009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A6] * ([.A6]+1)/2" office:value-type="float" office:value="980700" calcext:value-type="float">
            <text:p>980700</text:p>
          </table:table-cell>
          <table:table-cell office:value-type="float" office:value="7.8" calcext:value-type="float">
            <text:p>7.8</text:p>
          </table:table-cell>
          <table:table-cell office:value-type="float" office:value="3.3" calcext:value-type="float">
            <text:p>3.3</text:p>
          </table:table-cell>
          <table:table-cell office:value-type="float" office:value="67.7" calcext:value-type="float">
            <text:p>67.7</text:p>
          </table:table-cell>
          <table:table-cell office:value-type="float" office:value="8.1" calcext:value-type="float">
            <text:p>8.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67" calcext:value-type="float">
            <text:p>667</text:p>
          </table:table-cell>
          <table:table-cell office:value-type="float" office:value="475" calcext:value-type="float">
            <text:p>475</text:p>
          </table:table-cell>
          <table:table-cell office:value-type="float" office:value="634" calcext:value-type="float">
            <text:p>634</text:p>
          </table:table-cell>
          <table:table-cell office:value-type="float" office:value="399" calcext:value-type="float">
            <text:p>399</text:p>
          </table:table-cell>
          <table:table-cell office:value-type="float" office:value="491" calcext:value-type="float">
            <text:p>491</text:p>
          </table:table-cell>
          <table:table-cell office:value-type="float" office:value="495" calcext:value-type="float">
            <text:p>495</text:p>
          </table:table-cell>
          <table:table-cell office:value-type="float" office:value="59.465087890625" calcext:value-type="float">
            <text:p>59.4650878906</text:p>
          </table:table-cell>
          <table:table-cell table:number-columns-repeated="1009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7] * ([.A7]+1)/2" office:value-type="float" office:value="1125750" calcext:value-type="float">
            <text:p>1125750</text:p>
          </table:table-cell>
          <table:table-cell office:value-type="float" office:value="9" calcext:value-type="float">
            <text:p>9</text:p>
          </table:table-cell>
          <table:table-cell office:value-type="float" office:value="3.8" calcext:value-type="float">
            <text:p>3.8</text:p>
          </table:table-cell>
          <table:table-cell office:value-type="float" office:value="77.5" calcext:value-type="float">
            <text:p>77.5</text:p>
          </table:table-cell>
          <table:table-cell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796" calcext:value-type="float">
            <text:p>796</text:p>
          </table:table-cell>
          <table:table-cell office:value-type="float" office:value="584" calcext:value-type="float">
            <text:p>584</text:p>
          </table:table-cell>
          <table:table-cell office:value-type="float" office:value="746" calcext:value-type="float">
            <text:p>746</text:p>
          </table:table-cell>
          <table:table-cell office:value-type="float" office:value="460" calcext:value-type="float">
            <text:p>460</text:p>
          </table:table-cell>
          <table:table-cell office:value-type="float" office:value="574" calcext:value-type="float">
            <text:p>574</text:p>
          </table:table-cell>
          <table:table-cell office:value-type="float" office:value="537" calcext:value-type="float">
            <text:p>537</text:p>
          </table:table-cell>
          <table:table-cell office:value-type="float" office:value="64.47900390625" calcext:value-type="float">
            <text:p>64.4790039063</text:p>
          </table:table-cell>
          <table:table-cell table:number-columns-repeated="1009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A8] * ([.A8]+1)/2" office:value-type="float" office:value="1280800" calcext:value-type="float">
            <text:p>1280800</text:p>
          </table:table-cell>
          <table:table-cell office:value-type="float" office:value="10.5" calcext:value-type="float">
            <text:p>10.5</text:p>
          </table:table-cell>
          <table:table-cell office:value-type="float" office:value="4.5" calcext:value-type="float">
            <text:p>4.5</text:p>
          </table:table-cell>
          <table:table-cell office:value-type="float" office:value="88" calcext:value-type="float">
            <text:p>88</text:p>
          </table:table-cell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32" calcext:value-type="float">
            <text:p>932</text:p>
          </table:table-cell>
          <table:table-cell office:value-type="float" office:value="638" calcext:value-type="float">
            <text:p>638</text:p>
          </table:table-cell>
          <table:table-cell office:value-type="float" office:value="826" calcext:value-type="float">
            <text:p>826</text:p>
          </table:table-cell>
          <table:table-cell office:value-type="float" office:value="462" calcext:value-type="float">
            <text:p>462</text:p>
          </table:table-cell>
          <table:table-cell office:value-type="float" office:value="674" calcext:value-type="float">
            <text:p>674</text:p>
          </table:table-cell>
          <table:table-cell office:value-type="float" office:value="561" calcext:value-type="float">
            <text:p>561</text:p>
          </table:table-cell>
          <table:table-cell office:value-type="float" office:value="69.8330078125" calcext:value-type="float">
            <text:p>69.8330078125</text:p>
          </table:table-cell>
          <table:table-cell table:number-columns-repeated="1009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A9] * ([.A9]+1)/2" office:value-type="float" office:value="1445850" calcext:value-type="float">
            <text:p>1445850</text:p>
          </table:table-cell>
          <table:table-cell office:value-type="float" office:value="11.8" calcext:value-type="float">
            <text:p>11.8</text:p>
          </table:table-cell>
          <table:table-cell office:value-type="float" office:value="5.2" calcext:value-type="float">
            <text:p>5.2</text:p>
          </table:table-cell>
          <table:table-cell office:value-type="float" office:value="98.9" calcext:value-type="float">
            <text:p>98.9</text:p>
          </table:table-cell>
          <table:table-cell office:value-type="float" office:value="11.3" calcext:value-type="float">
            <text:p>11.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051" calcext:value-type="float">
            <text:p>1051</text:p>
          </table:table-cell>
          <table:table-cell office:value-type="float" office:value="784" calcext:value-type="float">
            <text:p>784</text:p>
          </table:table-cell>
          <table:table-cell office:value-type="float" office:value="960" calcext:value-type="float">
            <text:p>960</text:p>
          </table:table-cell>
          <table:table-cell office:value-type="float" office:value="622" calcext:value-type="float">
            <text:p>622</text:p>
          </table:table-cell>
          <table:table-cell office:value-type="float" office:value="724" calcext:value-type="float">
            <text:p>724</text:p>
          </table:table-cell>
          <table:table-cell office:value-type="float" office:value="741" calcext:value-type="float">
            <text:p>741</text:p>
          </table:table-cell>
          <table:table-cell office:value-type="float" office:value="76.85693359375" calcext:value-type="float">
            <text:p>76.8569335938</text:p>
          </table:table-cell>
          <table:table-cell table:number-columns-repeated="1009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A10] * ([.A10]+1)/2" office:value-type="float" office:value="1620900" calcext:value-type="float">
            <text:p>1620900</text:p>
          </table:table-cell>
          <table:table-cell office:value-type="float" office:value="13.2" calcext:value-type="float">
            <text:p>13.2</text:p>
          </table:table-cell>
          <table:table-cell office:value-type="float" office:value="5.6" calcext:value-type="float">
            <text:p>5.6</text:p>
          </table:table-cell>
          <table:table-cell office:value-type="float" office:value="111.1" calcext:value-type="float">
            <text:p>111.1</text:p>
          </table:table-cell>
          <table:table-cell office:value-type="float" office:value="12.4" calcext:value-type="float">
            <text:p>12.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168" calcext:value-type="float">
            <text:p>1168</text:p>
          </table:table-cell>
          <table:table-cell office:value-type="float" office:value="788" calcext:value-type="float">
            <text:p>788</text:p>
          </table:table-cell>
          <table:table-cell office:value-type="float" office:value="1064" calcext:value-type="float">
            <text:p>1064</text:p>
          </table:table-cell>
          <table:table-cell office:value-type="float" office:value="656" calcext:value-type="float">
            <text:p>656</text:p>
          </table:table-cell>
          <table:table-cell office:value-type="float" office:value="855" calcext:value-type="float">
            <text:p>855</text:p>
          </table:table-cell>
          <table:table-cell office:value-type="float" office:value="788" calcext:value-type="float">
            <text:p>788</text:p>
          </table:table-cell>
          <table:table-cell office:value-type="float" office:value="83.198974609375" calcext:value-type="float">
            <text:p>83.1989746094</text:p>
          </table:table-cell>
          <table:table-cell table:number-columns-repeated="1009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A11] * ([.A11]+1)/2" office:value-type="float" office:value="1805950" calcext:value-type="float">
            <text:p>1805950</text:p>
          </table:table-cell>
          <table:table-cell office:value-type="float" office:value="14.7" calcext:value-type="float">
            <text:p>14.7</text:p>
          </table:table-cell>
          <table:table-cell office:value-type="float" office:value="6.4" calcext:value-type="float">
            <text:p>6.4</text:p>
          </table:table-cell>
          <table:table-cell office:value-type="float" office:value="123.6" calcext:value-type="float">
            <text:p>123.6</text:p>
          </table:table-cell>
          <table:table-cell office:value-type="float" office:value="13.7" calcext:value-type="float">
            <text:p>13.7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242" calcext:value-type="float">
            <text:p>1242</text:p>
          </table:table-cell>
          <table:table-cell office:value-type="float" office:value="969" calcext:value-type="float">
            <text:p>969</text:p>
          </table:table-cell>
          <table:table-cell office:value-type="float" office:value="1184" calcext:value-type="float">
            <text:p>1184</text:p>
          </table:table-cell>
          <table:table-cell office:value-type="float" office:value="721" calcext:value-type="float">
            <text:p>721</text:p>
          </table:table-cell>
          <table:table-cell office:value-type="float" office:value="916" calcext:value-type="float">
            <text:p>916</text:p>
          </table:table-cell>
          <table:table-cell office:value-type="float" office:value="885" calcext:value-type="float">
            <text:p>885</text:p>
          </table:table-cell>
          <table:table-cell office:value-type="float" office:value="100.47119140625" calcext:value-type="float">
            <text:p>100.4711914063</text:p>
          </table:table-cell>
          <table:table-cell table:number-columns-repeated="1009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2] * ([.A12]+1)/2" office:value-type="float" office:value="2001000" calcext:value-type="float">
            <text:p>2001000</text:p>
          </table:table-cell>
          <table:table-cell office:value-type="float" office:value="16.4" calcext:value-type="float">
            <text:p>16.4</text:p>
          </table:table-cell>
          <table:table-cell office:value-type="float" office:value="7" calcext:value-type="float">
            <text:p>7</text:p>
          </table:table-cell>
          <table:table-cell office:value-type="float" office:value="136.5" calcext:value-type="float">
            <text:p>136.5</text:p>
          </table:table-cell>
          <table:table-cell office:value-type="float" office:value="15.1" calcext:value-type="float">
            <text:p>15.1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426" calcext:value-type="float">
            <text:p>1426</text:p>
          </table:table-cell>
          <table:table-cell office:value-type="float" office:value="1044" calcext:value-type="float">
            <text:p>1044</text:p>
          </table:table-cell>
          <table:table-cell office:value-type="float" office:value="1270" calcext:value-type="float">
            <text:p>1270</text:p>
          </table:table-cell>
          <table:table-cell office:value-type="float" office:value="830" calcext:value-type="float">
            <text:p>830</text:p>
          </table:table-cell>
          <table:table-cell office:value-type="float" office:value="1082" calcext:value-type="float">
            <text:p>1082</text:p>
          </table:table-cell>
          <table:table-cell office:value-type="float" office:value="995" calcext:value-type="float">
            <text:p>995</text:p>
          </table:table-cell>
          <table:table-cell office:value-type="float" office:value="108.199951171875" calcext:value-type="float">
            <text:p>108.1999511719</text:p>
          </table:table-cell>
          <table:table-cell table:number-columns-repeated="1009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.A13] * ([.A13]+1)/2" office:value-type="float" office:value="2206050" calcext:value-type="float">
            <text:p>2206050</text:p>
          </table:table-cell>
          <table:table-cell office:value-type="float" office:value="18.1" calcext:value-type="float">
            <text:p>18.1</text:p>
          </table:table-cell>
          <table:table-cell office:value-type="float" office:value="7.8" calcext:value-type="float">
            <text:p>7.8</text:p>
          </table:table-cell>
          <table:table-cell office:value-type="float" office:value="154.4" calcext:value-type="float">
            <text:p>154.4</text:p>
          </table:table-cell>
          <table:table-cell office:value-type="float" office:value="20.3" calcext:value-type="float">
            <text:p>20.3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623" calcext:value-type="float">
            <text:p>1623</text:p>
          </table:table-cell>
          <table:table-cell office:value-type="float" office:value="1092" calcext:value-type="float">
            <text:p>1092</text:p>
          </table:table-cell>
          <table:table-cell office:value-type="float" office:value="1389" calcext:value-type="float">
            <text:p>1389</text:p>
          </table:table-cell>
          <table:table-cell office:value-type="float" office:value="880" calcext:value-type="float">
            <text:p>880</text:p>
          </table:table-cell>
          <table:table-cell office:value-type="float" office:value="1085" calcext:value-type="float">
            <text:p>1085</text:p>
          </table:table-cell>
          <table:table-cell office:value-type="float" office:value="992" calcext:value-type="float">
            <text:p>992</text:p>
          </table:table-cell>
          <table:table-cell office:value-type="float" office:value="115.13720703125" calcext:value-type="float">
            <text:p>115.1372070313</text:p>
          </table:table-cell>
          <table:table-cell table:number-columns-repeated="1009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.A14] * ([.A14]+1)/2" office:value-type="float" office:value="2421100" calcext:value-type="float">
            <text:p>2421100</text:p>
          </table:table-cell>
          <table:table-cell office:value-type="float" office:value="19.8" calcext:value-type="float">
            <text:p>19.8</text:p>
          </table:table-cell>
          <table:table-cell office:value-type="float" office:value="8.4" calcext:value-type="float">
            <text:p>8.4</text:p>
          </table:table-cell>
          <table:table-cell office:value-type="float" office:value="168.3" calcext:value-type="float">
            <text:p>168.3</text:p>
          </table:table-cell>
          <table:table-cell office:value-type="float" office:value="21.7" calcext:value-type="float">
            <text:p>21.7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1790" calcext:value-type="float">
            <text:p>1790</text:p>
          </table:table-cell>
          <table:table-cell office:value-type="float" office:value="1323" calcext:value-type="float">
            <text:p>1323</text:p>
          </table:table-cell>
          <table:table-cell office:value-type="float" office:value="1607" calcext:value-type="float">
            <text:p>1607</text:p>
          </table:table-cell>
          <table:table-cell office:value-type="float" office:value="954" calcext:value-type="float">
            <text:p>954</text:p>
          </table:table-cell>
          <table:table-cell office:value-type="float" office:value="1242" calcext:value-type="float">
            <text:p>1242</text:p>
          </table:table-cell>
          <table:table-cell office:value-type="float" office:value="1286" calcext:value-type="float">
            <text:p>1286</text:p>
          </table:table-cell>
          <table:table-cell office:value-type="float" office:value="124.840087890625" calcext:value-type="float">
            <text:p>124.8400878906</text:p>
          </table:table-cell>
          <table:table-cell table:number-columns-repeated="1009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[.A15] * ([.A15]+1)/2" office:value-type="float" office:value="2646150" calcext:value-type="float">
            <text:p>2646150</text:p>
          </table:table-cell>
          <table:table-cell office:value-type="float" office:value="21.6" calcext:value-type="float">
            <text:p>21.6</text:p>
          </table:table-cell>
          <table:table-cell office:value-type="float" office:value="9.2" calcext:value-type="float">
            <text:p>9.2</text:p>
          </table:table-cell>
          <table:table-cell office:value-type="float" office:value="183.6" calcext:value-type="float">
            <text:p>183.6</text:p>
          </table:table-cell>
          <table:table-cell office:value-type="float" office:value="23.1" calcext:value-type="float">
            <text:p>23.1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1845" calcext:value-type="float">
            <text:p>1845</text:p>
          </table:table-cell>
          <table:table-cell office:value-type="float" office:value="1340" calcext:value-type="float">
            <text:p>1340</text:p>
          </table:table-cell>
          <table:table-cell office:value-type="float" office:value="1734" calcext:value-type="float">
            <text:p>1734</text:p>
          </table:table-cell>
          <table:table-cell office:value-type="float" office:value="1081" calcext:value-type="float">
            <text:p>1081</text:p>
          </table:table-cell>
          <table:table-cell office:value-type="float" office:value="1428" calcext:value-type="float">
            <text:p>1428</text:p>
          </table:table-cell>
          <table:table-cell office:value-type="float" office:value="1238" calcext:value-type="float">
            <text:p>1238</text:p>
          </table:table-cell>
          <table:table-cell office:value-type="float" office:value="140.305908203125" calcext:value-type="float">
            <text:p>140.3059082031</text:p>
          </table:table-cell>
          <table:table-cell table:number-columns-repeated="1009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A16] * ([.A16]+1)/2" office:value-type="float" office:value="2881200" calcext:value-type="float">
            <text:p>2881200</text:p>
          </table:table-cell>
          <table:table-cell office:value-type="float" office:value="23.5" calcext:value-type="float">
            <text:p>23.5</text:p>
          </table:table-cell>
          <table:table-cell office:value-type="float" office:value="10.1" calcext:value-type="float">
            <text:p>10.1</text:p>
          </table:table-cell>
          <table:table-cell office:value-type="float" office:value="199.7" calcext:value-type="float">
            <text:p>199.7</text:p>
          </table:table-cell>
          <table:table-cell office:value-type="float" office:value="24.8" calcext:value-type="float">
            <text:p>24.8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2163" calcext:value-type="float">
            <text:p>2163</text:p>
          </table:table-cell>
          <table:table-cell office:value-type="float" office:value="1533" calcext:value-type="float">
            <text:p>1533</text:p>
          </table:table-cell>
          <table:table-cell office:value-type="float" office:value="1955" calcext:value-type="float">
            <text:p>1955</text:p>
          </table:table-cell>
          <table:table-cell office:value-type="float" office:value="1180" calcext:value-type="float">
            <text:p>1180</text:p>
          </table:table-cell>
          <table:table-cell office:value-type="float" office:value="1505" calcext:value-type="float">
            <text:p>1505</text:p>
          </table:table-cell>
          <table:table-cell office:value-type="float" office:value="1526" calcext:value-type="float">
            <text:p>1526</text:p>
          </table:table-cell>
          <table:table-cell office:value-type="float" office:value="149.215087890625" calcext:value-type="float">
            <text:p>149.2150878906</text:p>
          </table:table-cell>
          <table:table-cell table:number-columns-repeated="1009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A17] * ([.A17]+1)/2" office:value-type="float" office:value="3126250" calcext:value-type="float">
            <text:p>3126250</text:p>
          </table:table-cell>
          <table:table-cell office:value-type="float" office:value="25.7" calcext:value-type="float">
            <text:p>25.7</text:p>
          </table:table-cell>
          <table:table-cell office:value-type="float" office:value="10.9" calcext:value-type="float">
            <text:p>10.9</text:p>
          </table:table-cell>
          <table:table-cell office:value-type="float" office:value="216.3" calcext:value-type="float">
            <text:p>216.3</text:p>
          </table:table-cell>
          <table:table-cell office:value-type="float" office:value="26.3" calcext:value-type="float">
            <text:p>26.3</text:p>
          </table:table-cell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  <table:table-cell office:value-type="float" office:value="2280" calcext:value-type="float">
            <text:p>2280</text:p>
          </table:table-cell>
          <table:table-cell office:value-type="float" office:value="1702" calcext:value-type="float">
            <text:p>1702</text:p>
          </table:table-cell>
          <table:table-cell office:value-type="float" office:value="2134" calcext:value-type="float">
            <text:p>2134</text:p>
          </table:table-cell>
          <table:table-cell office:value-type="float" office:value="1341" calcext:value-type="float">
            <text:p>1341</text:p>
          </table:table-cell>
          <table:table-cell office:value-type="float" office:value="1656" calcext:value-type="float">
            <text:p>1656</text:p>
          </table:table-cell>
          <table:table-cell office:value-type="float" office:value="1598" calcext:value-type="float">
            <text:p>1598</text:p>
          </table:table-cell>
          <table:table-cell office:value-type="float" office:value="158.26513671875" calcext:value-type="float">
            <text:p>158.2651367188</text:p>
          </table:table-cell>
          <table:table-cell table:number-columns-repeated="1009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[.A18] * ([.A18]+1)/2" office:value-type="float" office:value="3381300" calcext:value-type="float">
            <text:p>3381300</text:p>
          </table:table-cell>
          <table:table-cell office:value-type="float" office:value="27.8" calcext:value-type="float">
            <text:p>27.8</text:p>
          </table:table-cell>
          <table:table-cell office:value-type="float" office:value="11.7" calcext:value-type="float">
            <text:p>11.7</text:p>
          </table:table-cell>
          <table:table-cell office:value-type="float" office:value="233.5" calcext:value-type="float">
            <text:p>233.5</text:p>
          </table:table-cell>
          <table:table-cell office:value-type="float" office:value="28.1" calcext:value-type="float">
            <text:p>28.1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2614" calcext:value-type="float">
            <text:p>2614</text:p>
          </table:table-cell>
          <table:table-cell office:value-type="float" office:value="1770" calcext:value-type="float">
            <text:p>1770</text:p>
          </table:table-cell>
          <table:table-cell office:value-type="float" office:value="2360" calcext:value-type="float">
            <text:p>2360</text:p>
          </table:table-cell>
          <table:table-cell office:value-type="float" office:value="1332" calcext:value-type="float">
            <text:p>1332</text:p>
          </table:table-cell>
          <table:table-cell office:value-type="float" office:value="1700" calcext:value-type="float">
            <text:p>1700</text:p>
          </table:table-cell>
          <table:table-cell office:value-type="float" office:value="1733" calcext:value-type="float">
            <text:p>1733</text:p>
          </table:table-cell>
          <table:table-cell office:value-type="float" office:value="174.909912109375" calcext:value-type="float">
            <text:p>174.9099121094</text:p>
          </table:table-cell>
          <table:table-cell table:number-columns-repeated="1009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.A19] * ([.A19]+1)/2" office:value-type="float" office:value="3646350" calcext:value-type="float">
            <text:p>3646350</text:p>
          </table:table-cell>
          <table:table-cell office:value-type="float" office:value="29.8" calcext:value-type="float">
            <text:p>29.8</text:p>
          </table:table-cell>
          <table:table-cell office:value-type="float" office:value="12.7" calcext:value-type="float">
            <text:p>12.7</text:p>
          </table:table-cell>
          <table:table-cell office:value-type="float" office:value="251.4" calcext:value-type="float">
            <text:p>251.4</text:p>
          </table:table-cell>
          <table:table-cell office:value-type="float" office:value="29.9" calcext:value-type="float">
            <text:p>29.9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687" calcext:value-type="float">
            <text:p>2687</text:p>
          </table:table-cell>
          <table:table-cell office:value-type="float" office:value="1842" calcext:value-type="float">
            <text:p>1842</text:p>
          </table:table-cell>
          <table:table-cell office:value-type="float" office:value="2541" calcext:value-type="float">
            <text:p>2541</text:p>
          </table:table-cell>
          <table:table-cell office:value-type="float" office:value="1482" calcext:value-type="float">
            <text:p>1482</text:p>
          </table:table-cell>
          <table:table-cell office:value-type="float" office:value="2019" calcext:value-type="float">
            <text:p>2019</text:p>
          </table:table-cell>
          <table:table-cell office:value-type="float" office:value="1790" calcext:value-type="float">
            <text:p>1790</text:p>
          </table:table-cell>
          <table:table-cell office:value-type="float" office:value="182.9990234375" calcext:value-type="float">
            <text:p>182.9990234375</text:p>
          </table:table-cell>
          <table:table-cell table:number-columns-repeated="1009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[.A20] * ([.A20]+1)/2" office:value-type="float" office:value="3921400" calcext:value-type="float">
            <text:p>3921400</text:p>
          </table:table-cell>
          <table:table-cell office:value-type="float" office:value="32.2" calcext:value-type="float">
            <text:p>32.2</text:p>
          </table:table-cell>
          <table:table-cell office:value-type="float" office:value="13.6" calcext:value-type="float">
            <text:p>13.6</text:p>
          </table:table-cell>
          <table:table-cell office:value-type="float" office:value="270.1" calcext:value-type="float">
            <text:p>270.1</text:p>
          </table:table-cell>
          <table:table-cell office:value-type="float" office:value="31.7" calcext:value-type="float">
            <text:p>31.7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  <table:table-cell office:value-type="float" office:value="2763" calcext:value-type="float">
            <text:p>2763</text:p>
          </table:table-cell>
          <table:table-cell office:value-type="float" office:value="2142" calcext:value-type="float">
            <text:p>2142</text:p>
          </table:table-cell>
          <table:table-cell office:value-type="float" office:value="2841" calcext:value-type="float">
            <text:p>2841</text:p>
          </table:table-cell>
          <table:table-cell office:value-type="float" office:value="1715" calcext:value-type="float">
            <text:p>1715</text:p>
          </table:table-cell>
          <table:table-cell office:value-type="float" office:value="2028" calcext:value-type="float">
            <text:p>2028</text:p>
          </table:table-cell>
          <table:table-cell office:value-type="float" office:value="2148" calcext:value-type="float">
            <text:p>2148</text:p>
          </table:table-cell>
          <table:table-cell office:value-type="float" office:value="195.0078125" calcext:value-type="float">
            <text:p>195.0078125</text:p>
          </table:table-cell>
          <table:table-cell table:number-columns-repeated="1009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formula="of:=[.A21] * ([.A21]+1)/2" office:value-type="float" office:value="4206450" calcext:value-type="float">
            <text:p>4206450</text:p>
          </table:table-cell>
          <table:table-cell office:value-type="float" office:value="34.3" calcext:value-type="float">
            <text:p>34.3</text:p>
          </table:table-cell>
          <table:table-cell office:value-type="float" office:value="14.5" calcext:value-type="float">
            <text:p>14.5</text:p>
          </table:table-cell>
          <table:table-cell office:value-type="float" office:value="289.3" calcext:value-type="float">
            <text:p>289.3</text:p>
          </table:table-cell>
          <table:table-cell office:value-type="float" office:value="33.8" calcext:value-type="float">
            <text:p>33.8</text:p>
          </table:table-cell>
          <table:table-cell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  <table:table-cell office:value-type="float" office:value="3241" calcext:value-type="float">
            <text:p>3241</text:p>
          </table:table-cell>
          <table:table-cell office:value-type="float" office:value="2096" calcext:value-type="float">
            <text:p>2096</text:p>
          </table:table-cell>
          <table:table-cell office:value-type="float" office:value="2952" calcext:value-type="float">
            <text:p>2952</text:p>
          </table:table-cell>
          <table:table-cell office:value-type="float" office:value="1786" calcext:value-type="float">
            <text:p>1786</text:p>
          </table:table-cell>
          <table:table-cell office:value-type="float" office:value="2200" calcext:value-type="float">
            <text:p>2200</text:p>
          </table:table-cell>
          <table:table-cell office:value-type="float" office:value="2272" calcext:value-type="float">
            <text:p>2272</text:p>
          </table:table-cell>
          <table:table-cell office:value-type="float" office:value="212.756103515625" calcext:value-type="float">
            <text:p>212.7561035156</text:p>
          </table:table-cell>
          <table:table-cell table:number-columns-repeated="1009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22] * ([.A22]+1)/2" office:value-type="float" office:value="4501500" calcext:value-type="float">
            <text:p>4501500</text:p>
          </table:table-cell>
          <table:table-cell office:value-type="float" office:value="36.8" calcext:value-type="float">
            <text:p>36.8</text:p>
          </table:table-cell>
          <table:table-cell office:value-type="float" office:value="15.6" calcext:value-type="float">
            <text:p>15.6</text:p>
          </table:table-cell>
          <table:table-cell office:value-type="float" office:value="309" calcext:value-type="float">
            <text:p>309</text:p>
          </table:table-cell>
          <table:table-cell office:value-type="float" office:value="35.7" calcext:value-type="float">
            <text:p>35.7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3577" calcext:value-type="float">
            <text:p>3577</text:p>
          </table:table-cell>
          <table:table-cell office:value-type="float" office:value="2453" calcext:value-type="float">
            <text:p>2453</text:p>
          </table:table-cell>
          <table:table-cell office:value-type="float" office:value="3320" calcext:value-type="float">
            <text:p>3320</text:p>
          </table:table-cell>
          <table:table-cell office:value-type="float" office:value="1825" calcext:value-type="float">
            <text:p>1825</text:p>
          </table:table-cell>
          <table:table-cell office:value-type="float" office:value="2314" calcext:value-type="float">
            <text:p>2314</text:p>
          </table:table-cell>
          <table:table-cell office:value-type="float" office:value="2585" calcext:value-type="float">
            <text:p>2585</text:p>
          </table:table-cell>
          <table:table-cell office:value-type="float" office:value="222.93994140625" calcext:value-type="float">
            <text:p>222.9399414063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 mem</text:p>
          </table:table-cell>
          <table:table-cell/>
          <table:table-cell table:number-columns-repeated="2" office:value-type="string" calcext:value-type="string">
            <text:p>36M</text:p>
          </table:table-cell>
          <table:table-cell table:number-columns-repeated="4" office:value-type="string" calcext:value-type="string">
            <text:p>80M</text:p>
          </table:table-cell>
          <table:table-cell table:number-columns-repeated="2" office:value-type="string" calcext:value-type="string">
            <text:p>430M</text:p>
          </table:table-cell>
          <table:table-cell/>
          <table:table-cell table:number-columns-repeated="2" office:value-type="string" calcext:value-type="string">
            <text:p>430M</text:p>
          </table:table-cell>
          <table:table-cell office:value-type="string" calcext:value-type="string">
            <text:p>443M</text:p>
          </table:table-cell>
          <table:table-cell office:value-type="string" calcext:value-type="string">
            <text:p>375M</text:p>
          </table:table-cell>
          <table:table-cell table:number-columns-repeated="1009"/>
        </table:table-row>
      </table:table>
      <table:table table:name="Nqueen" table:style-name="ta1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osetta C opt</text:p>
          </table:table-cell>
          <table:table-cell office:value-type="string" calcext:value-type="string">
            <text:p>Rosetta C unopt</text:p>
          </table:table-cell>
          <table:table-cell office:value-type="string" calcext:value-type="string">
            <text:p>CPP opt</text:p>
          </table:table-cell>
          <table:table-cell office:value-type="string" calcext:value-type="string">
            <text:p>CPP unopt</text:p>
          </table:table-cell>
          <table:table-cell office:value-type="string" calcext:value-type="string">
            <text:p>Haskell sol opt</text:p>
          </table:table-cell>
          <table:table-cell office:value-type="string" calcext:value-type="string">
            <text:p>Haskell sol unopt</text:p>
          </table:table-cell>
          <table:table-cell office:value-type="string" calcext:value-type="string">
            <text:p>Haskell cnt opt</text:p>
          </table:table-cell>
          <table:table-cell office:value-type="string" calcext:value-type="string">
            <text:p>Haskell cnt unopt</text:p>
          </table:table-cell>
          <table:table-cell office:value-type="string" calcext:value-type="string">
            <text:p>Prolog</text:p>
          </table:table-cell>
          <table:table-cell office:value-type="string" calcext:value-type="string">
            <text:p>Racke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6.93147" calcext:value-type="float">
            <text:p>-6.93147</text:p>
          </table:table-cell>
          <table:table-cell office:value-type="float" office:value="-6.23832" calcext:value-type="float">
            <text:p>-6.23832</text:p>
          </table:table-cell>
          <table:table-cell office:value-type="float" office:value="-4.98556" calcext:value-type="float">
            <text:p>-4.98556</text:p>
          </table:table-cell>
          <table:table-cell office:value-type="float" office:value="-3.10109278921182" calcext:value-type="float">
            <text:p>-3.1010927892</text:p>
          </table:table-cell>
          <table:table-cell office:value-type="float" office:value="-2.97592964625781" calcext:value-type="float">
            <text:p>-2.9759296463</text:p>
          </table:table-cell>
          <table:table-cell table:number-columns-repeated="2" office:value-type="float" office:value="-3.64965874096066" calcext:value-type="float">
            <text:p>-3.649658741</text:p>
          </table:table-cell>
          <table:table-cell office:value-type="float" office:value="-6.90775527898214" calcext:value-type="float">
            <text:p>-6.907755279</text:p>
          </table:table-cell>
          <table:table-cell office:value-type="float" office:value="-1.74828474630505" calcext:value-type="float">
            <text:p>-1.74828474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.93147" calcext:value-type="float">
            <text:p>-6.93147</text:p>
          </table:table-cell>
          <table:table-cell office:value-type="float" office:value="-6.23832" calcext:value-type="float">
            <text:p>-6.23832</text:p>
          </table:table-cell>
          <table:table-cell office:value-type="float" office:value="-5.48455" calcext:value-type="float">
            <text:p>-5.48455</text:p>
          </table:table-cell>
          <table:table-cell office:value-type="float" office:value="-4.12811" calcext:value-type="float">
            <text:p>-4.12811</text:p>
          </table:table-cell>
          <table:table-cell office:value-type="float" office:value="-2.31263542884755" calcext:value-type="float">
            <text:p>-2.3126354288</text:p>
          </table:table-cell>
          <table:table-cell office:value-type="float" office:value="-2.3538783873816" calcext:value-type="float">
            <text:p>-2.3538783874</text:p>
          </table:table-cell>
          <table:table-cell table:number-columns-repeated="2" office:value-type="float" office:value="-2.55104645229255" calcext:value-type="float">
            <text:p>-2.5510464523</text:p>
          </table:table-cell>
          <table:table-cell office:value-type="float" office:value="-6.90775527898214" calcext:value-type="float">
            <text:p>-6.907755279</text:p>
          </table:table-cell>
          <table:table-cell office:value-type="float" office:value="-2.42888820838646" calcext:value-type="float">
            <text:p>-2.42888820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.23832" calcext:value-type="float">
            <text:p>-6.23832</text:p>
          </table:table-cell>
          <table:table-cell office:value-type="float" office:value="-5.48455" calcext:value-type="float">
            <text:p>-5.48455</text:p>
          </table:table-cell>
          <table:table-cell office:value-type="float" office:value="-4.60419" calcext:value-type="float">
            <text:p>-4.60419</text:p>
          </table:table-cell>
          <table:table-cell office:value-type="float" office:value="-3.12481" calcext:value-type="float">
            <text:p>-3.12481</text:p>
          </table:table-cell>
          <table:table-cell office:value-type="float" office:value="-1.24479479884619" calcext:value-type="float">
            <text:p>-1.2447947988</text:p>
          </table:table-cell>
          <table:table-cell office:value-type="float" office:value="-1.2801341652915" calcext:value-type="float">
            <text:p>-1.2801341653</text:p>
          </table:table-cell>
          <table:table-cell table:number-columns-repeated="2" office:value-type="float" office:value="-1.6194882482876" calcext:value-type="float">
            <text:p>-1.6194882483</text:p>
          </table:table-cell>
          <table:table-cell office:value-type="float" office:value="-6.90775527898214" calcext:value-type="float">
            <text:p>-6.907755279</text:p>
          </table:table-cell>
          <table:table-cell office:value-type="float" office:value="-2.00240816519701" calcext:value-type="float">
            <text:p>-2.00240816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.09889" calcext:value-type="float">
            <text:p>-5.09889</text:p>
          </table:table-cell>
          <table:table-cell office:value-type="float" office:value="-4.42595" calcext:value-type="float">
            <text:p>-4.42595</text:p>
          </table:table-cell>
          <table:table-cell office:value-type="float" office:value="-3.35492" calcext:value-type="float">
            <text:p>-3.35492</text:p>
          </table:table-cell>
          <table:table-cell office:value-type="float" office:value="-1.84542" calcext:value-type="float">
            <text:p>-1.84542</text:p>
          </table:table-cell>
          <table:table-cell office:value-type="float" office:value="0.339325305603619" calcext:value-type="float">
            <text:p>0.3393253056</text:p>
          </table:table-cell>
          <table:table-cell office:value-type="float" office:value="0.354171813720614" calcext:value-type="float">
            <text:p>0.3541718137</text:p>
          </table:table-cell>
          <table:table-cell table:number-columns-repeated="2" office:value-type="float" office:value="0.609221945622184" calcext:value-type="float">
            <text:p>0.6092219456</text:p>
          </table:table-cell>
          <table:table-cell office:value-type="float" office:value="0.000999500333083423" calcext:value-type="float">
            <text:p>0.0009995003</text:p>
          </table:table-cell>
          <table:table-cell office:value-type="float" office:value="-1.24789203826077" calcext:value-type="float">
            <text:p>-1.2478920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96106" calcext:value-type="float">
            <text:p>-3.96106</text:p>
          </table:table-cell>
          <table:table-cell office:value-type="float" office:value="-3.22402" calcext:value-type="float">
            <text:p>-3.22402</text:p>
          </table:table-cell>
          <table:table-cell office:value-type="float" office:value="-1.91751" calcext:value-type="float">
            <text:p>-1.91751</text:p>
          </table:table-cell>
          <table:table-cell office:value-type="float" office:value="-0.433943" calcext:value-type="float">
            <text:p>-0.433943</text:p>
          </table:table-cell>
          <table:table-cell office:value-type="float" office:value="0.987308219109435" calcext:value-type="float">
            <text:p>0.9873082191</text:p>
          </table:table-cell>
          <table:table-cell office:value-type="float" office:value="0.974936927306888" calcext:value-type="float">
            <text:p>0.9749369273</text:p>
          </table:table-cell>
          <table:table-cell table:number-columns-repeated="2" office:value-type="float" office:value="0.643956936369174" calcext:value-type="float">
            <text:p>0.6439569364</text:p>
          </table:table-cell>
          <table:table-cell office:value-type="float" office:value="1.3865443298751" calcext:value-type="float">
            <text:p>1.3865443299</text:p>
          </table:table-cell>
          <table:table-cell office:value-type="float" office:value="-0.106554804926321" calcext:value-type="float">
            <text:p>-0.10655480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64444" calcext:value-type="float">
            <text:p>-2.64444</text:p>
          </table:table-cell>
          <table:table-cell office:value-type="float" office:value="-1.86572" calcext:value-type="float">
            <text:p>-1.86572</text:p>
          </table:table-cell>
          <table:table-cell office:value-type="float" office:value="-0.409379" calcext:value-type="float">
            <text:p>-0.409379</text:p>
          </table:table-cell>
          <table:table-cell office:value-type="float" office:value="1.06745" calcext:value-type="float">
            <text:p>1.06745</text:p>
          </table:table-cell>
          <table:table-cell office:value-type="float" office:value="1.5953389880546" calcext:value-type="float">
            <text:p>1.5953389881</text:p>
          </table:table-cell>
          <table:table-cell office:value-type="float" office:value="2.10669185617" calcext:value-type="float">
            <text:p>2.1066918562</text:p>
          </table:table-cell>
          <table:table-cell table:number-columns-repeated="2" office:value-type="float" office:value="1.95727390770563" calcext:value-type="float">
            <text:p>1.9572739077</text:p>
          </table:table-cell>
          <table:table-cell office:value-type="float" office:value="2.9444916093604" calcext:value-type="float">
            <text:p>2.9444916094</text:p>
          </table:table-cell>
          <table:table-cell office:value-type="float" office:value="1.32416179751058" calcext:value-type="float">
            <text:p>1.32416179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18128" calcext:value-type="float">
            <text:p>-1.18128</text:p>
          </table:table-cell>
          <table:table-cell office:value-type="float" office:value="-0.393332" calcext:value-type="float">
            <text:p>-0.393332</text:p>
          </table:table-cell>
          <table:table-cell office:value-type="float" office:value="1.14962" calcext:value-type="float">
            <text:p>1.14962</text:p>
          </table:table-cell>
          <table:table-cell office:value-type="float" office:value="2.64611" calcext:value-type="float">
            <text:p>2.64611</text:p>
          </table:table-cell>
          <table:table-cell office:value-type="float" office:value="3.0854815656976" calcext:value-type="float">
            <text:p>3.0854815657</text:p>
          </table:table-cell>
          <table:table-cell office:value-type="float" office:value="3.08666926854609" calcext:value-type="float">
            <text:p>3.0866692685</text:p>
          </table:table-cell>
          <table:table-cell table:number-columns-repeated="2" office:value-type="float" office:value="2.70745002103018" calcext:value-type="float">
            <text:p>2.707450021</text:p>
          </table:table-cell>
          <table:table-cell office:value-type="float" office:value="4.4659196128414" calcext:value-type="float">
            <text:p>4.4659196128</text:p>
          </table:table-cell>
          <table:table-cell office:value-type="float" office:value="2.78667965098185" calcext:value-type="float">
            <text:p>2.7866796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60355" calcext:value-type="float">
            <text:p>0.360355</text:p>
          </table:table-cell>
          <table:table-cell office:value-type="float" office:value="0.929388" calcext:value-type="float">
            <text:p>0.929388</text:p>
          </table:table-cell>
          <table:table-cell office:value-type="float" office:value="2.82144" calcext:value-type="float">
            <text:p>2.82144</text:p>
          </table:table-cell>
          <table:table-cell office:value-type="float" office:value="4.25538" calcext:value-type="float">
            <text:p>4.25538</text:p>
          </table:table-cell>
          <table:table-cell office:value-type="float" office:value="4.7295094602437" calcext:value-type="float">
            <text:p>4.7295094602</text:p>
          </table:table-cell>
          <table:table-cell office:value-type="float" office:value="4.71097960087558" calcext:value-type="float">
            <text:p>4.7109796009</text:p>
          </table:table-cell>
          <table:table-cell table:number-columns-repeated="2" office:value-type="float" office:value="4.33171969578303" calcext:value-type="float">
            <text:p>4.3317196958</text:p>
          </table:table-cell>
          <table:table-cell office:value-type="float" office:value="6.1737881872331" calcext:value-type="float">
            <text:p>6.1737881872</text:p>
          </table:table-cell>
          <table:table-cell office:value-type="float" office:value="4.46222238802716" calcext:value-type="float">
            <text:p>4.4622223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066" calcext:value-type="float">
            <text:p>2.0066</text:p>
          </table:table-cell>
          <table:table-cell office:value-type="float" office:value="1.75213" calcext:value-type="float">
            <text:p>1.75213</text:p>
          </table:table-cell>
          <table:table-cell office:value-type="float" office:value="4.50452" calcext:value-type="float">
            <text:p>4.50452</text:p>
          </table:table-cell>
          <table:table-cell office:value-type="float" office:value="5.96021" calcext:value-type="float">
            <text:p>5.96021</text:p>
          </table:table-cell>
          <table:table-cell office:value-type="float" office:value="6.44374644499106" calcext:value-type="float">
            <text:p>6.443746445</text:p>
          </table:table-cell>
          <table:table-cell office:value-type="float" office:value="6.43059973565998" calcext:value-type="float">
            <text:p>6.4305997357</text:p>
          </table:table-cell>
          <table:table-cell table:number-columns-repeated="2" office:value-type="float" office:value="6.05121584651292" calcext:value-type="float">
            <text:p>6.0512158465</text:p>
          </table:table-cell>
          <table:table-cell office:value-type="float" office:value="7.8913311316334" calcext:value-type="float">
            <text:p>7.8913311316</text:p>
          </table:table-cell>
          <table:table-cell office:value-type="float" office:value="6.06091613498307" calcext:value-type="float">
            <text:p>6.0609161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533" calcext:value-type="float">
            <text:p>3.0533</text:p>
          </table:table-cell>
          <table:table-cell office:value-type="float" office:value="3.43176" calcext:value-type="float">
            <text:p>3.43176</text:p>
          </table:table-cell>
          <table:table-cell office:value-type="float" office:value="6.27163" calcext:value-type="float">
            <text:p>6.27163</text:p>
          </table:table-cell>
          <table:table-cell office:value-type="float" office:value="7.7282" calcext:value-type="float">
            <text:p>7.7282</text:p>
          </table:table-cell>
          <table:table-cell office:value-type="float" office:value="8.21663713707231" calcext:value-type="float">
            <text:p>8.2166371371</text:p>
          </table:table-cell>
          <table:table-cell office:value-type="float" office:value="8.21273871191004" calcext:value-type="float">
            <text:p>8.2127387119</text:p>
          </table:table-cell>
          <table:table-cell table:number-columns-repeated="2" office:value-type="float" office:value="7.81988014567678" calcext:value-type="float">
            <text:p>7.8198801457</text:p>
          </table:table-cell>
          <table:table-cell office:value-type="float" office:value="9.69134582114585" calcext:value-type="float">
            <text:p>9.6913458211</text:p>
          </table:table-cell>
          <table:table-cell office:value-type="float" office:value="7.80075609322842" calcext:value-type="float">
            <text:p>7.80075609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75352" calcext:value-type="float">
            <text:p>4.75352</text:p>
          </table:table-cell>
          <table:table-cell office:value-type="float" office:value="5.19296" calcext:value-type="float">
            <text:p>5.19296</text:p>
          </table:table-cell>
          <table:table-cell office:value-type="float" office:value="8.08466" calcext:value-type="float">
            <text:p>8.08466</text:p>
          </table:table-cell>
          <table:table-cell office:value-type="float" office:value="9.56211" calcext:value-type="float">
            <text:p>9.56211</text:p>
          </table:table-cell>
          <table:table-cell office:value-type="float" office:value="10.0650917713136" calcext:value-type="float">
            <text:p>10.0650917713</text:p>
          </table:table-cell>
          <table:table-cell office:value-type="float" office:value="10.0621261608157" calcext:value-type="float">
            <text:p>10.0621261608</text:p>
          </table:table-cell>
          <table:table-cell table:number-columns-repeated="2" office:value-type="float" office:value="9.64230426544026" calcext:value-type="float">
            <text:p>9.6423042654</text:p>
          </table:table-cell>
          <table:table-cell/>
          <table:table-cell office:value-type="float" office:value="9.61611376589273" calcext:value-type="float">
            <text:p>9.61611376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16:14:08.078690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7:40:02.999248188</meta:creation-date>
    <dc:date>2015-11-18T16:35:41.733161834</dc:date>
    <meta:editing-duration>PT4H43M52S</meta:editing-duration>
    <meta:editing-cycles>7</meta:editing-cycles>
    <meta:generator>LibreOffice/4.2.8.2$Linux_X86_64 LibreOffice_project/420m0$Build-2</meta:generator>
    <meta:document-statistic meta:table-count="2" meta:cell-count="4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scatter" chart:column-mapping="0 1 2 3 4 5" chart:style-name="ch1">
        <chart:title svg:x="4.681cm" svg:y="0.316cm" chart:style-name="ch2">
          <text:p>Speed comparison of C and C++</text:p>
        </chart:title>
        <chart:legend chart:legend-position="end" svg:x="11.625cm" svg:y="2.958cm" style:legend-expansion="high" chart:style-name="ch3"/>
        <chart:plot-area chart:style-name="ch4" table:cell-range-address="Dense.B1:Dense.H22" chart:data-source-has-labels="both" svg:x="1.33cm" svg:y="1.301cm" svg:width="9.976cm" svg:height="6.543cm">
          <chartooo:coordinate-region svg:x="2.137cm" svg:y="1.501cm" svg:width="8.519cm" svg:height="5.696cm"/>
          <chart:axis chart:dimension="x" chart:name="primary-x" chart:style-name="ch5" chartooo:axis-type="auto">
            <chart:title svg:x="5.017cm" svg:y="8.024cm" chart:style-name="ch6">
              <text:p>Number of edges</text:p>
            </chart:title>
            <chart:categories table:cell-range-address="Dense.B2:Dense.B22"/>
          </chart:axis>
          <chart:axis chart:dimension="y" chart:name="primary-y" chart:style-name="ch5">
            <chart:title svg:x="0.451cm" svg:y="5.33cm" chart:style-name="ch7">
              <text:p>Time (ms)</text:p>
            </chart:title>
            <chart:grid chart:style-name="ch8" chart:class="major"/>
          </chart:axis>
          <chart:series chart:style-name="ch9" chart:values-cell-range-address="Dense.C2:Dense.C22" chart:label-cell-address="Dense.C1:Dense.C1" chart:class="chart:scatter">
            <chart:domain table:cell-range-address="Dense.B2:Dense.B22"/>
            <chart:data-point chart:repeated="21"/>
          </chart:series>
          <chart:series chart:style-name="ch10" chart:values-cell-range-address="Dense.D2:Dense.D22" chart:label-cell-address="Dense.D1:Dense.D1" chart:class="chart:scatter">
            <chart:data-point chart:repeated="21"/>
          </chart:series>
          <chart:series chart:style-name="ch11" chart:values-cell-range-address="Dense.E2:Dense.E22" chart:label-cell-address="Dense.E1:Dense.E1" chart:class="chart:scatter">
            <chart:data-point chart:repeated="21"/>
          </chart:series>
          <chart:series chart:style-name="ch12" chart:values-cell-range-address="Dense.F2:Dense.F22" chart:label-cell-address="Dense.F1:Dense.F1" chart:class="chart:scatter">
            <chart:data-point chart:repeated="21"/>
          </chart:series>
          <chart:series chart:style-name="ch13" chart:values-cell-range-address="Dense.G2:Dense.G22" chart:label-cell-address="Dense.G1:Dense.G1" chart:class="chart:scatter">
            <chart:data-point chart:repeated="21"/>
          </chart:series>
          <chart:series chart:style-name="ch14" chart:values-cell-range-address="Dense.H2:Dense.H22" chart:label-cell-address="Dense.H1:Dense.H1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nopt C</text:p>
                <draw:g>
                  <svg:desc>Dense.C1:Dense.C1</svg:desc>
                </draw:g>
              </table:table-cell>
              <table:table-cell office:value-type="string">
                <text:p>Opt C</text:p>
                <draw:g>
                  <svg:desc>Dense.D1:Dense.D1</svg:desc>
                </draw:g>
              </table:table-cell>
              <table:table-cell office:value-type="string">
                <text:p>Unopt C++</text:p>
                <draw:g>
                  <svg:desc>Dense.E1:Dense.E1</svg:desc>
                </draw:g>
              </table:table-cell>
              <table:table-cell office:value-type="string">
                <text:p>Opt C++</text:p>
                <draw:g>
                  <svg:desc>Dense.F1:Dense.F1</svg:desc>
                </draw:g>
              </table:table-cell>
              <table:table-cell office:value-type="string">
                <text:p>Opt C++ int array</text:p>
                <draw:g>
                  <svg:desc>Dense.G1:Dense.G1</svg:desc>
                </draw:g>
              </table:table-cell>
              <table:table-cell office:value-type="string">
                <text:p>Unopt C++ int array</text:p>
                <draw:g>
                  <svg:desc>Dense.H1:Dense.H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4.3">
                <text:p>4.3</text:p>
                <draw:g>
                  <svg:desc>Dense.C2:Dense.C22</svg:desc>
                </draw:g>
              </table:table-cell>
              <table:table-cell office:value-type="float" office:value="2.2">
                <text:p>2.2</text:p>
                <draw:g>
                  <svg:desc>Dense.D2:Dense.D22</svg:desc>
                </draw:g>
              </table:table-cell>
              <table:table-cell office:value-type="float" office:value="34.2">
                <text:p>34.2</text:p>
                <draw:g>
                  <svg:desc>Dense.E2:Dense.E22</svg:desc>
                </draw:g>
              </table:table-cell>
              <table:table-cell office:value-type="float" office:value="3.8">
                <text:p>3.8</text:p>
                <draw:g>
                  <svg:desc>Dense.F2:Dense.F22</svg:desc>
                </draw:g>
              </table:table-cell>
              <table:table-cell office:value-type="float" office:value="5">
                <text:p>5</text:p>
                <draw:g>
                  <svg:desc>Dense.G2:Dense.G22</svg:desc>
                </draw:g>
              </table:table-cell>
              <table:table-cell office:value-type="float" office:value="18">
                <text:p>18</text:p>
                <draw:g>
                  <svg:desc>Dense.H2:Dense.H22</svg:desc>
                </draw:g>
              </table:table-cell>
            </table:table-row>
            <table:table-row>
              <table:table-cell office:value-type="float" office:value="605550">
                <text:p>605550</text:p>
              </table:table-cell>
              <table:table-cell office:value-type="float" office:value="605550">
                <text:p>605550</text:p>
              </table:table-cell>
              <table:table-cell office:value-type="float" office:value="4.9">
                <text:p>4.9</text:p>
              </table:table-cell>
              <table:table-cell office:value-type="float" office:value="2.1">
                <text:p>2.1</text:p>
              </table:table-cell>
              <table:table-cell office:value-type="float" office:value="42.3">
                <text:p>42.3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720600">
                <text:p>720600</text:p>
              </table:table-cell>
              <table:table-cell office:value-type="float" office:value="5.8">
                <text:p>5.8</text:p>
              </table:table-cell>
              <table:table-cell office:value-type="float" office:value="2.4">
                <text:p>2.4</text:p>
              </table:table-cell>
              <table:table-cell office:value-type="float" office:value="49.9">
                <text:p>49.9</text:p>
              </table:table-cell>
              <table:table-cell office:value-type="float" office:value="6.4">
                <text:p>6.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45650">
                <text:p>845650</text:p>
              </table:table-cell>
              <table:table-cell office:value-type="float" office:value="845650">
                <text:p>845650</text:p>
              </table:table-cell>
              <table:table-cell office:value-type="float" office:value="6.7">
                <text:p>6.7</text:p>
              </table:table-cell>
              <table:table-cell office:value-type="float" office:value="2.8">
                <text:p>2.8</text:p>
              </table:table-cell>
              <table:table-cell office:value-type="float" office:value="58.6">
                <text:p>58.6</text:p>
              </table:table-cell>
              <table:table-cell office:value-type="float" office:value="7.1">
                <text:p>7.1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980700">
                <text:p>980700</text:p>
              </table:table-cell>
              <table:table-cell office:value-type="float" office:value="7.8">
                <text:p>7.8</text:p>
              </table:table-cell>
              <table:table-cell office:value-type="float" office:value="3.3">
                <text:p>3.3</text:p>
              </table:table-cell>
              <table:table-cell office:value-type="float" office:value="67.7">
                <text:p>67.7</text:p>
              </table:table-cell>
              <table:table-cell office:value-type="float" office:value="8.1">
                <text:p>8.1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25750">
                <text:p>1125750</text:p>
              </table:table-cell>
              <table:table-cell office:value-type="float" office:value="1125750">
                <text:p>1125750</text:p>
              </table:table-cell>
              <table:table-cell office:value-type="float" office:value="9">
                <text:p>9</text:p>
              </table:table-cell>
              <table:table-cell office:value-type="float" office:value="3.8">
                <text:p>3.8</text:p>
              </table:table-cell>
              <table:table-cell office:value-type="float" office:value="77.5">
                <text:p>77.5</text:p>
              </table:table-cell>
              <table:table-cell office:value-type="float" office:value="9.1">
                <text:p>9.1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1280800">
                <text:p>1280800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88">
                <text:p>88</text:p>
              </table:table-cell>
              <table:table-cell office:value-type="float" office:value="10.2">
                <text:p>10.2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445850">
                <text:p>1445850</text:p>
              </table:table-cell>
              <table:table-cell office:value-type="float" office:value="1445850">
                <text:p>1445850</text:p>
              </table:table-cell>
              <table:table-cell office:value-type="float" office:value="11.8">
                <text:p>11.8</text:p>
              </table:table-cell>
              <table:table-cell office:value-type="float" office:value="5.2">
                <text:p>5.2</text:p>
              </table:table-cell>
              <table:table-cell office:value-type="float" office:value="98.9">
                <text:p>98.9</text:p>
              </table:table-cell>
              <table:table-cell office:value-type="float" office:value="11.3">
                <text:p>11.3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1620900">
                <text:p>1620900</text:p>
              </table:table-cell>
              <table:table-cell office:value-type="float" office:value="13.2">
                <text:p>13.2</text:p>
              </table:table-cell>
              <table:table-cell office:value-type="float" office:value="5.6">
                <text:p>5.6</text:p>
              </table:table-cell>
              <table:table-cell office:value-type="float" office:value="111.1">
                <text:p>111.1</text:p>
              </table:table-cell>
              <table:table-cell office:value-type="float" office:value="12.4">
                <text:p>12.4</text:p>
              </table:table-cell>
              <table:table-cell office:value-type="float" office:value="15">
                <text:p>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805950">
                <text:p>1805950</text:p>
              </table:table-cell>
              <table:table-cell office:value-type="float" office:value="1805950">
                <text:p>1805950</text:p>
              </table:table-cell>
              <table:table-cell office:value-type="float" office:value="14.7">
                <text:p>14.7</text:p>
              </table:table-cell>
              <table:table-cell office:value-type="float" office:value="6.4">
                <text:p>6.4</text:p>
              </table:table-cell>
              <table:table-cell office:value-type="float" office:value="123.6">
                <text:p>123.6</text:p>
              </table:table-cell>
              <table:table-cell office:value-type="float" office:value="13.7">
                <text:p>13.7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2001000">
                <text:p>2001000</text:p>
              </table:table-cell>
              <table:table-cell office:value-type="float" office:value="16.4">
                <text:p>16.4</text:p>
              </table:table-cell>
              <table:table-cell office:value-type="float" office:value="7">
                <text:p>7</text:p>
              </table:table-cell>
              <table:table-cell office:value-type="float" office:value="136.5">
                <text:p>136.5</text:p>
              </table:table-cell>
              <table:table-cell office:value-type="float" office:value="15.1">
                <text:p>15.1</text:p>
              </table:table-cell>
              <table:table-cell office:value-type="float" office:value="18">
                <text:p>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206050">
                <text:p>2206050</text:p>
              </table:table-cell>
              <table:table-cell office:value-type="float" office:value="2206050">
                <text:p>2206050</text:p>
              </table:table-cell>
              <table:table-cell office:value-type="float" office:value="18.1">
                <text:p>18.1</text:p>
              </table:table-cell>
              <table:table-cell office:value-type="float" office:value="7.8">
                <text:p>7.8</text:p>
              </table:table-cell>
              <table:table-cell office:value-type="float" office:value="154.4">
                <text:p>154.4</text:p>
              </table:table-cell>
              <table:table-cell office:value-type="float" office:value="20.3">
                <text:p>20.3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2421100">
                <text:p>2421100</text:p>
              </table:table-cell>
              <table:table-cell office:value-type="float" office:value="19.8">
                <text:p>19.8</text:p>
              </table:table-cell>
              <table:table-cell office:value-type="float" office:value="8.4">
                <text:p>8.4</text:p>
              </table:table-cell>
              <table:table-cell office:value-type="float" office:value="168.3">
                <text:p>168.3</text:p>
              </table:table-cell>
              <table:table-cell office:value-type="float" office:value="21.7">
                <text:p>21.7</text:p>
              </table:table-cell>
              <table:table-cell office:value-type="float" office:value="25">
                <text:p>2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646150">
                <text:p>2646150</text:p>
              </table:table-cell>
              <table:table-cell office:value-type="float" office:value="2646150">
                <text:p>2646150</text:p>
              </table:table-cell>
              <table:table-cell office:value-type="float" office:value="21.6">
                <text:p>21.6</text:p>
              </table:table-cell>
              <table:table-cell office:value-type="float" office:value="9.2">
                <text:p>9.2</text:p>
              </table:table-cell>
              <table:table-cell office:value-type="float" office:value="183.6">
                <text:p>183.6</text:p>
              </table:table-cell>
              <table:table-cell office:value-type="float" office:value="23.1">
                <text:p>23.1</text:p>
              </table:table-cell>
              <table:table-cell office:value-type="float" office:value="26">
                <text:p>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2881200">
                <text:p>2881200</text:p>
              </table:table-cell>
              <table:table-cell office:value-type="float" office:value="23.5">
                <text:p>23.5</text:p>
              </table:table-cell>
              <table:table-cell office:value-type="float" office:value="10.1">
                <text:p>10.1</text:p>
              </table:table-cell>
              <table:table-cell office:value-type="float" office:value="199.7">
                <text:p>199.7</text:p>
              </table:table-cell>
              <table:table-cell office:value-type="float" office:value="24.8">
                <text:p>24.8</text:p>
              </table:table-cell>
              <table:table-cell office:value-type="float" office:value="27">
                <text:p>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126250">
                <text:p>3126250</text:p>
              </table:table-cell>
              <table:table-cell office:value-type="float" office:value="3126250">
                <text:p>3126250</text:p>
              </table:table-cell>
              <table:table-cell office:value-type="float" office:value="25.7">
                <text:p>25.7</text:p>
              </table:table-cell>
              <table:table-cell office:value-type="float" office:value="10.9">
                <text:p>10.9</text:p>
              </table:table-cell>
              <table:table-cell office:value-type="float" office:value="216.3">
                <text:p>216.3</text:p>
              </table:table-cell>
              <table:table-cell office:value-type="float" office:value="26.3">
                <text:p>26.3</text:p>
              </table:table-cell>
              <table:table-cell office:value-type="float" office:value="33">
                <text:p>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3381300">
                <text:p>3381300</text:p>
              </table:table-cell>
              <table:table-cell office:value-type="float" office:value="27.8">
                <text:p>27.8</text:p>
              </table:table-cell>
              <table:table-cell office:value-type="float" office:value="11.7">
                <text:p>11.7</text:p>
              </table:table-cell>
              <table:table-cell office:value-type="float" office:value="233.5">
                <text:p>233.5</text:p>
              </table:table-cell>
              <table:table-cell office:value-type="float" office:value="28.1">
                <text:p>28.1</text:p>
              </table:table-cell>
              <table:table-cell office:value-type="float" office:value="30">
                <text:p>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646350">
                <text:p>3646350</text:p>
              </table:table-cell>
              <table:table-cell office:value-type="float" office:value="3646350">
                <text:p>3646350</text:p>
              </table:table-cell>
              <table:table-cell office:value-type="float" office:value="29.8">
                <text:p>29.8</text:p>
              </table:table-cell>
              <table:table-cell office:value-type="float" office:value="12.7">
                <text:p>12.7</text:p>
              </table:table-cell>
              <table:table-cell office:value-type="float" office:value="251.4">
                <text:p>251.4</text:p>
              </table:table-cell>
              <table:table-cell office:value-type="float" office:value="29.9">
                <text:p>29.9</text:p>
              </table:table-cell>
              <table:table-cell office:value-type="float" office:value="33">
                <text:p>3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3921400">
                <text:p>3921400</text:p>
              </table:table-cell>
              <table:table-cell office:value-type="float" office:value="32.2">
                <text:p>32.2</text:p>
              </table:table-cell>
              <table:table-cell office:value-type="float" office:value="13.6">
                <text:p>13.6</text:p>
              </table:table-cell>
              <table:table-cell office:value-type="float" office:value="270.1">
                <text:p>270.1</text:p>
              </table:table-cell>
              <table:table-cell office:value-type="float" office:value="31.7">
                <text:p>31.7</text:p>
              </table:table-cell>
              <table:table-cell office:value-type="float" office:value="35">
                <text:p>3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206450">
                <text:p>4206450</text:p>
              </table:table-cell>
              <table:table-cell office:value-type="float" office:value="4206450">
                <text:p>4206450</text:p>
              </table:table-cell>
              <table:table-cell office:value-type="float" office:value="34.3">
                <text:p>34.3</text:p>
              </table:table-cell>
              <table:table-cell office:value-type="float" office:value="14.5">
                <text:p>14.5</text:p>
              </table:table-cell>
              <table:table-cell office:value-type="float" office:value="289.3">
                <text:p>289.3</text:p>
              </table:table-cell>
              <table:table-cell office:value-type="float" office:value="33.8">
                <text:p>33.8</text:p>
              </table:table-cell>
              <table:table-cell office:value-type="float" office:value="41">
                <text:p>4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4501500">
                <text:p>4501500</text:p>
              </table:table-cell>
              <table:table-cell office:value-type="float" office:value="36.8">
                <text:p>36.8</text:p>
              </table:table-cell>
              <table:table-cell office:value-type="float" office:value="15.6">
                <text:p>15.6</text:p>
              </table:table-cell>
              <table:table-cell office:value-type="float" office:value="309">
                <text:p>309</text:p>
              </table:table-cell>
              <table:table-cell office:value-type="float" office:value="35.7">
                <text:p>35.7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cm" xlink:href=".." xlink:type="simple" chart:class="chart:scatter" chart:column-mapping="0 1 2" chart:style-name="ch1">
        <chart:title svg:x="4.61cm" svg:y="0.316cm" chart:style-name="ch2">
          <text:p>Haskell unoptimized performance</text:p>
        </chart:title>
        <chart:legend chart:legend-position="end" svg:x="10.981cm" svg:y="3.703cm" style:legend-expansion="high" chart:style-name="ch3"/>
        <chart:plot-area chart:style-name="ch4" table:cell-range-address="Dense.B2:Dense.B22 Dense.I1:Dense.K22" chart:data-source-has-labels="both" svg:x="1.331cm" svg:y="1.301cm" svg:width="9.33cm" svg:height="6.538cm">
          <chartooo:coordinate-region svg:x="2.323cm" svg:y="1.5cm" svg:width="7.688cm" svg:height="5.692cm"/>
          <chart:axis chart:dimension="x" chart:name="primary-x" chart:style-name="ch5" chartooo:axis-type="auto">
            <chart:title svg:x="4.695cm" svg:y="8.019cm" chart:style-name="ch6">
              <text:p>Number of edges</text:p>
            </chart:title>
            <chart:categories table:cell-range-address="Dense.B2:Dense.B22"/>
          </chart:axis>
          <chart:axis chart:dimension="y" chart:name="primary-y" chart:style-name="ch5">
            <chart:title svg:x="0.451cm" svg:y="5.289cm" chart:style-name="ch7">
              <text:p>Time(ms)</text:p>
            </chart:title>
            <chart:grid chart:style-name="ch8" chart:class="major"/>
          </chart:axis>
          <chart:series chart:style-name="ch9" chart:values-cell-range-address="Dense.I2:Dense.I22" chart:label-cell-address="Dense.I1:Dense.I1" chart:class="chart:scatter">
            <chart:domain table:cell-range-address="Dense.B2:Dense.B22"/>
            <chart:data-point chart:repeated="21"/>
          </chart:series>
          <chart:series chart:style-name="ch10" chart:values-cell-range-address="Dense.J2:Dense.J22" chart:label-cell-address="Dense.J1:Dense.J1" chart:class="chart:scatter">
            <chart:data-point chart:repeated="21"/>
          </chart:series>
          <chart:series chart:style-name="ch11" chart:values-cell-range-address="Dense.K2:Dense.K22" chart:label-cell-address="Dense.K1:Dense.K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nopt Haskell</text:p>
                <draw:g>
                  <svg:desc>Dense.I1:Dense.I1</svg:desc>
                </draw:g>
              </table:table-cell>
              <table:table-cell office:value-type="string">
                <text:p>Unopt Haskell Internal</text:p>
                <draw:g>
                  <svg:desc>Dense.J1:Dense.J1</svg:desc>
                </draw:g>
              </table:table-cell>
              <table:table-cell office:value-type="string">
                <text:p>Unopt haskell functional</text:p>
                <draw:g>
                  <svg:desc>Dense.K1:Dense.K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355">
                <text:p>355</text:p>
                <draw:g>
                  <svg:desc>Dense.I2:Dense.I22</svg:desc>
                </draw:g>
              </table:table-cell>
              <table:table-cell office:value-type="float" office:value="252">
                <text:p>252</text:p>
                <draw:g>
                  <svg:desc>Dense.J2:Dense.J22</svg:desc>
                </draw:g>
              </table:table-cell>
              <table:table-cell office:value-type="float" office:value="303">
                <text:p>303</text:p>
                <draw:g>
                  <svg:desc>Dense.K2:Dense.K22</svg:desc>
                </draw:g>
              </table:table-cell>
            </table:table-row>
            <table:table-row>
              <table:table-cell office:value-type="float" office:value="605550">
                <text:p>605550</text:p>
              </table:table-cell>
              <table:table-cell office:value-type="float" office:value="605550">
                <text:p>605550</text:p>
              </table:table-cell>
              <table:table-cell office:value-type="float" office:value="404">
                <text:p>404</text:p>
              </table:table-cell>
              <table:table-cell office:value-type="float" office:value="298">
                <text:p>29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720600">
                <text:p>720600</text:p>
              </table:table-cell>
              <table:table-cell office:value-type="float" office:value="521">
                <text:p>521</text:p>
              </table:table-cell>
              <table:table-cell office:value-type="float" office:value="384">
                <text:p>38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845650">
                <text:p>845650</text:p>
              </table:table-cell>
              <table:table-cell office:value-type="float" office:value="845650">
                <text:p>845650</text:p>
              </table:table-cell>
              <table:table-cell office:value-type="float" office:value="595">
                <text:p>595</text:p>
              </table:table-cell>
              <table:table-cell office:value-type="float" office:value="427">
                <text:p>42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980700">
                <text:p>980700</text:p>
              </table:table-cell>
              <table:table-cell office:value-type="float" office:value="667">
                <text:p>667</text:p>
              </table:table-cell>
              <table:table-cell office:value-type="float" office:value="475">
                <text:p>47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1125750">
                <text:p>1125750</text:p>
              </table:table-cell>
              <table:table-cell office:value-type="float" office:value="1125750">
                <text:p>1125750</text:p>
              </table:table-cell>
              <table:table-cell office:value-type="float" office:value="796">
                <text:p>796</text:p>
              </table:table-cell>
              <table:table-cell office:value-type="float" office:value="584">
                <text:p>584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1280800">
                <text:p>1280800</text:p>
              </table:table-cell>
              <table:table-cell office:value-type="float" office:value="932">
                <text:p>932</text:p>
              </table:table-cell>
              <table:table-cell office:value-type="float" office:value="638">
                <text:p>638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1445850">
                <text:p>1445850</text:p>
              </table:table-cell>
              <table:table-cell office:value-type="float" office:value="1445850">
                <text:p>1445850</text:p>
              </table:table-cell>
              <table:table-cell office:value-type="float" office:value="1051">
                <text:p>1051</text:p>
              </table:table-cell>
              <table:table-cell office:value-type="float" office:value="784">
                <text:p>784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1620900">
                <text:p>1620900</text:p>
              </table:table-cell>
              <table:table-cell office:value-type="float" office:value="1168">
                <text:p>1168</text:p>
              </table:table-cell>
              <table:table-cell office:value-type="float" office:value="788">
                <text:p>788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1805950">
                <text:p>1805950</text:p>
              </table:table-cell>
              <table:table-cell office:value-type="float" office:value="1805950">
                <text:p>1805950</text:p>
              </table:table-cell>
              <table:table-cell office:value-type="float" office:value="1242">
                <text:p>1242</text:p>
              </table:table-cell>
              <table:table-cell office:value-type="float" office:value="969">
                <text:p>969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2001000">
                <text:p>2001000</text:p>
              </table:table-cell>
              <table:table-cell office:value-type="float" office:value="1426">
                <text:p>1426</text:p>
              </table:table-cell>
              <table:table-cell office:value-type="float" office:value="1044">
                <text:p>10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2206050">
                <text:p>2206050</text:p>
              </table:table-cell>
              <table:table-cell office:value-type="float" office:value="2206050">
                <text:p>2206050</text:p>
              </table:table-cell>
              <table:table-cell office:value-type="float" office:value="1623">
                <text:p>1623</text:p>
              </table:table-cell>
              <table:table-cell office:value-type="float" office:value="1092">
                <text:p>1092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2421100">
                <text:p>2421100</text:p>
              </table:table-cell>
              <table:table-cell office:value-type="float" office:value="1790">
                <text:p>1790</text:p>
              </table:table-cell>
              <table:table-cell office:value-type="float" office:value="1323">
                <text:p>1323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2646150">
                <text:p>2646150</text:p>
              </table:table-cell>
              <table:table-cell office:value-type="float" office:value="2646150">
                <text:p>2646150</text:p>
              </table:table-cell>
              <table:table-cell office:value-type="float" office:value="1845">
                <text:p>1845</text:p>
              </table:table-cell>
              <table:table-cell office:value-type="float" office:value="1340">
                <text:p>1340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2881200">
                <text:p>2881200</text:p>
              </table:table-cell>
              <table:table-cell office:value-type="float" office:value="2163">
                <text:p>2163</text:p>
              </table:table-cell>
              <table:table-cell office:value-type="float" office:value="1533">
                <text:p>1533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3126250">
                <text:p>3126250</text:p>
              </table:table-cell>
              <table:table-cell office:value-type="float" office:value="3126250">
                <text:p>3126250</text:p>
              </table:table-cell>
              <table:table-cell office:value-type="float" office:value="2280">
                <text:p>2280</text:p>
              </table:table-cell>
              <table:table-cell office:value-type="float" office:value="1702">
                <text:p>1702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3381300">
                <text:p>3381300</text:p>
              </table:table-cell>
              <table:table-cell office:value-type="float" office:value="2614">
                <text:p>2614</text:p>
              </table:table-cell>
              <table:table-cell office:value-type="float" office:value="1770">
                <text:p>177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3646350">
                <text:p>3646350</text:p>
              </table:table-cell>
              <table:table-cell office:value-type="float" office:value="3646350">
                <text:p>3646350</text:p>
              </table:table-cell>
              <table:table-cell office:value-type="float" office:value="2687">
                <text:p>2687</text:p>
              </table:table-cell>
              <table:table-cell office:value-type="float" office:value="1842">
                <text:p>1842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3921400">
                <text:p>3921400</text:p>
              </table:table-cell>
              <table:table-cell office:value-type="float" office:value="2763">
                <text:p>2763</text:p>
              </table:table-cell>
              <table:table-cell office:value-type="float" office:value="2142">
                <text:p>2142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float" office:value="4206450">
                <text:p>4206450</text:p>
              </table:table-cell>
              <table:table-cell office:value-type="float" office:value="4206450">
                <text:p>4206450</text:p>
              </table:table-cell>
              <table:table-cell office:value-type="float" office:value="3241">
                <text:p>3241</text:p>
              </table:table-cell>
              <table:table-cell office:value-type="float" office:value="2096">
                <text:p>2096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4501500">
                <text:p>4501500</text:p>
              </table:table-cell>
              <table:table-cell office:value-type="float" office:value="3577">
                <text:p>3577</text:p>
              </table:table-cell>
              <table:table-cell office:value-type="float" office:value="2453">
                <text:p>2453</text:p>
              </table:table-cell>
              <table:table-cell office:value-type="float" office:value="3320">
                <text:p>33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cm" xlink:href=".." xlink:type="simple" chart:class="chart:scatter" chart:column-mapping="0 1 2" chart:style-name="ch1">
        <chart:title svg:x="4.849cm" svg:y="0.316cm" chart:style-name="ch2">
          <text:p>Haskell optimized performance</text:p>
        </chart:title>
        <chart:legend chart:legend-position="end" svg:x="11.272cm" svg:y="3.703cm" style:legend-expansion="high" chart:style-name="ch3"/>
        <chart:plot-area chart:style-name="ch4" table:cell-range-address="Dense.B2:Dense.B22 Dense.L1:Dense.N22" chart:data-source-has-labels="both" svg:x="1.331cm" svg:y="1.301cm" svg:width="9.621cm" svg:height="6.538cm">
          <chartooo:coordinate-region svg:x="2.323cm" svg:y="1.5cm" svg:width="7.979cm" svg:height="5.692cm"/>
          <chart:axis chart:dimension="x" chart:name="primary-x" chart:style-name="ch5" chartooo:axis-type="auto">
            <chart:title svg:x="4.84cm" svg:y="8.019cm" chart:style-name="ch6">
              <text:p>Number of edges</text:p>
            </chart:title>
            <chart:categories table:cell-range-address="Dense.B2:Dense.B22"/>
          </chart:axis>
          <chart:axis chart:dimension="y" chart:name="primary-y" chart:style-name="ch5">
            <chart:title svg:x="0.451cm" svg:y="5.289cm" chart:style-name="ch7">
              <text:p>Time(ms)</text:p>
            </chart:title>
            <chart:grid chart:style-name="ch8" chart:class="major"/>
          </chart:axis>
          <chart:series chart:style-name="ch9" chart:values-cell-range-address="Dense.L2:Dense.L22" chart:label-cell-address="Dense.L1:Dense.L1" chart:class="chart:scatter">
            <chart:domain table:cell-range-address="Dense.B2:Dense.B22"/>
            <chart:data-point chart:repeated="21"/>
          </chart:series>
          <chart:series chart:style-name="ch10" chart:values-cell-range-address="Dense.M2:Dense.M22" chart:label-cell-address="Dense.M1:Dense.M1" chart:class="chart:scatter">
            <chart:data-point chart:repeated="21"/>
          </chart:series>
          <chart:series chart:style-name="ch11" chart:values-cell-range-address="Dense.N2:Dense.N22" chart:label-cell-address="Dense.N1:Dense.N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pt Haskell</text:p>
                <draw:g>
                  <svg:desc>Dense.L1:Dense.L1</svg:desc>
                </draw:g>
              </table:table-cell>
              <table:table-cell office:value-type="string">
                <text:p>Opt Haskell Internal</text:p>
                <draw:g>
                  <svg:desc>Dense.M1:Dense.M1</svg:desc>
                </draw:g>
              </table:table-cell>
              <table:table-cell office:value-type="string">
                <text:p>Opt Haskell functional</text:p>
                <draw:g>
                  <svg:desc>Dense.N1:Dense.N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185">
                <text:p>185</text:p>
                <draw:g>
                  <svg:desc>Dense.L2:Dense.L22</svg:desc>
                </draw:g>
              </table:table-cell>
              <table:table-cell office:value-type="float" office:value="203">
                <text:p>203</text:p>
                <draw:g>
                  <svg:desc>Dense.M2:Dense.M22</svg:desc>
                </draw:g>
              </table:table-cell>
              <table:table-cell office:value-type="float" office:value="239">
                <text:p>239</text:p>
                <draw:g>
                  <svg:desc>Dense.N2:Dense.N22</svg:desc>
                </draw:g>
              </table:table-cell>
            </table:table-row>
            <table:table-row>
              <table:table-cell office:value-type="float" office:value="605550">
                <text:p>605550</text:p>
              </table:table-cell>
              <table:table-cell office:value-type="float" office:value="605550">
                <text:p>605550</text:p>
              </table:table-cell>
              <table:table-cell office:value-type="float" office:value="222">
                <text:p>222</text:p>
              </table:table-cell>
              <table:table-cell office:value-type="float" office:value="321">
                <text:p>32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720600">
                <text:p>720600</text:p>
              </table:table-cell>
              <table:table-cell office:value-type="float" office:value="272">
                <text:p>272</text:p>
              </table:table-cell>
              <table:table-cell office:value-type="float" office:value="361">
                <text:p>36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845650">
                <text:p>845650</text:p>
              </table:table-cell>
              <table:table-cell office:value-type="float" office:value="845650">
                <text:p>845650</text:p>
              </table:table-cell>
              <table:table-cell office:value-type="float" office:value="325">
                <text:p>325</text:p>
              </table:table-cell>
              <table:table-cell office:value-type="float" office:value="429">
                <text:p>42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980700">
                <text:p>980700</text:p>
              </table:table-cell>
              <table:table-cell office:value-type="float" office:value="399">
                <text:p>399</text:p>
              </table:table-cell>
              <table:table-cell office:value-type="float" office:value="491">
                <text:p>49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125750">
                <text:p>1125750</text:p>
              </table:table-cell>
              <table:table-cell office:value-type="float" office:value="1125750">
                <text:p>1125750</text:p>
              </table:table-cell>
              <table:table-cell office:value-type="float" office:value="460">
                <text:p>460</text:p>
              </table:table-cell>
              <table:table-cell office:value-type="float" office:value="574">
                <text:p>57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1280800">
                <text:p>1280800</text:p>
              </table:table-cell>
              <table:table-cell office:value-type="float" office:value="462">
                <text:p>462</text:p>
              </table:table-cell>
              <table:table-cell office:value-type="float" office:value="674">
                <text:p>67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1445850">
                <text:p>1445850</text:p>
              </table:table-cell>
              <table:table-cell office:value-type="float" office:value="1445850">
                <text:p>1445850</text:p>
              </table:table-cell>
              <table:table-cell office:value-type="float" office:value="622">
                <text:p>622</text:p>
              </table:table-cell>
              <table:table-cell office:value-type="float" office:value="724">
                <text:p>724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1620900">
                <text:p>1620900</text:p>
              </table:table-cell>
              <table:table-cell office:value-type="float" office:value="656">
                <text:p>656</text:p>
              </table:table-cell>
              <table:table-cell office:value-type="float" office:value="855">
                <text:p>85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1805950">
                <text:p>1805950</text:p>
              </table:table-cell>
              <table:table-cell office:value-type="float" office:value="1805950">
                <text:p>1805950</text:p>
              </table:table-cell>
              <table:table-cell office:value-type="float" office:value="721">
                <text:p>721</text:p>
              </table:table-cell>
              <table:table-cell office:value-type="float" office:value="916">
                <text:p>916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2001000">
                <text:p>2001000</text:p>
              </table:table-cell>
              <table:table-cell office:value-type="float" office:value="830">
                <text:p>830</text:p>
              </table:table-cell>
              <table:table-cell office:value-type="float" office:value="1082">
                <text:p>1082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2206050">
                <text:p>2206050</text:p>
              </table:table-cell>
              <table:table-cell office:value-type="float" office:value="2206050">
                <text:p>2206050</text:p>
              </table:table-cell>
              <table:table-cell office:value-type="float" office:value="880">
                <text:p>880</text:p>
              </table:table-cell>
              <table:table-cell office:value-type="float" office:value="1085">
                <text:p>108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2421100">
                <text:p>2421100</text:p>
              </table:table-cell>
              <table:table-cell office:value-type="float" office:value="954">
                <text:p>954</text:p>
              </table:table-cell>
              <table:table-cell office:value-type="float" office:value="1242">
                <text:p>124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float" office:value="2646150">
                <text:p>2646150</text:p>
              </table:table-cell>
              <table:table-cell office:value-type="float" office:value="2646150">
                <text:p>2646150</text:p>
              </table:table-cell>
              <table:table-cell office:value-type="float" office:value="1081">
                <text:p>1081</text:p>
              </table:table-cell>
              <table:table-cell office:value-type="float" office:value="1428">
                <text:p>142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2881200">
                <text:p>2881200</text:p>
              </table:table-cell>
              <table:table-cell office:value-type="float" office:value="1180">
                <text:p>1180</text:p>
              </table:table-cell>
              <table:table-cell office:value-type="float" office:value="1505">
                <text:p>150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3126250">
                <text:p>3126250</text:p>
              </table:table-cell>
              <table:table-cell office:value-type="float" office:value="3126250">
                <text:p>3126250</text:p>
              </table:table-cell>
              <table:table-cell office:value-type="float" office:value="1341">
                <text:p>1341</text:p>
              </table:table-cell>
              <table:table-cell office:value-type="float" office:value="1656">
                <text:p>1656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3381300">
                <text:p>3381300</text:p>
              </table:table-cell>
              <table:table-cell office:value-type="float" office:value="1332">
                <text:p>1332</text:p>
              </table:table-cell>
              <table:table-cell office:value-type="float" office:value="1700">
                <text:p>170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3646350">
                <text:p>3646350</text:p>
              </table:table-cell>
              <table:table-cell office:value-type="float" office:value="3646350">
                <text:p>3646350</text:p>
              </table:table-cell>
              <table:table-cell office:value-type="float" office:value="1482">
                <text:p>1482</text:p>
              </table:table-cell>
              <table:table-cell office:value-type="float" office:value="2019">
                <text:p>2019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3921400">
                <text:p>3921400</text:p>
              </table:table-cell>
              <table:table-cell office:value-type="float" office:value="1715">
                <text:p>1715</text:p>
              </table:table-cell>
              <table:table-cell office:value-type="float" office:value="2028">
                <text:p>2028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float" office:value="4206450">
                <text:p>4206450</text:p>
              </table:table-cell>
              <table:table-cell office:value-type="float" office:value="4206450">
                <text:p>4206450</text:p>
              </table:table-cell>
              <table:table-cell office:value-type="float" office:value="1786">
                <text:p>1786</text:p>
              </table:table-cell>
              <table:table-cell office:value-type="float" office:value="2200">
                <text:p>2200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4501500">
                <text:p>4501500</text:p>
              </table:table-cell>
              <table:table-cell office:value-type="float" office:value="1825">
                <text:p>1825</text:p>
              </table:table-cell>
              <table:table-cell office:value-type="float" office:value="2314">
                <text:p>2314</text:p>
              </table:table-cell>
              <table:table-cell office:value-type="float" office:value="2585">
                <text:p>25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title svg:x="5.879cm" svg:y="0.316cm" chart:style-name="ch2">
          <text:p>Topsort performance</text:p>
        </chart:title>
        <chart:legend chart:legend-position="end" svg:x="12.857cm" svg:y="3.454cm" style:legend-expansion="high" chart:style-name="ch3"/>
        <chart:plot-area chart:style-name="ch4" table:cell-range-address="Dense.B2:Dense.B22 Dense.D1:Dense.D22 Dense.F1:Dense.F22 Dense.L1:Dense.L22 Dense.O1:Dense.O22" chart:data-source-has-labels="both" svg:x="1.331cm" svg:y="1.301cm" svg:width="11.206cm" svg:height="6.538cm">
          <chartooo:coordinate-region svg:x="2.323cm" svg:y="1.5cm" svg:width="9.564cm" svg:height="5.692cm"/>
          <chart:axis chart:dimension="x" chart:name="primary-x" chart:style-name="ch5" chartooo:axis-type="auto">
            <chart:title svg:x="5.633cm" svg:y="8.019cm" chart:style-name="ch6">
              <text:p>Number of edges</text:p>
            </chart:title>
            <chart:categories table:cell-range-address="Dense.B2:Dense.B22"/>
          </chart:axis>
          <chart:axis chart:dimension="y" chart:name="primary-y" chart:style-name="ch5">
            <chart:title svg:x="0.451cm" svg:y="5.289cm" chart:style-name="ch7">
              <text:p>Time(ms)</text:p>
            </chart:title>
            <chart:grid chart:style-name="ch8" chart:class="major"/>
          </chart:axis>
          <chart:series chart:style-name="ch9" chart:values-cell-range-address="Dense.D2:Dense.D22" chart:label-cell-address="Dense.D1:Dense.D1" chart:class="chart:scatter">
            <chart:domain table:cell-range-address="Dense.B2:Dense.B22"/>
            <chart:data-point chart:repeated="21"/>
          </chart:series>
          <chart:series chart:style-name="ch10" chart:values-cell-range-address="Dense.F2:Dense.F22" chart:label-cell-address="Dense.F1:Dense.F1" chart:class="chart:scatter">
            <chart:data-point chart:repeated="21"/>
          </chart:series>
          <chart:series chart:style-name="ch11" chart:values-cell-range-address="Dense.L2:Dense.L22" chart:label-cell-address="Dense.L1:Dense.L1" chart:class="chart:scatter">
            <chart:data-point chart:repeated="21"/>
          </chart:series>
          <chart:series chart:style-name="ch12" chart:values-cell-range-address="Dense.O2:Dense.O22" chart:label-cell-address="Dense.O1:Dense.O1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pt C</text:p>
                <draw:g>
                  <svg:desc>Dense.D1:Dense.D1</svg:desc>
                </draw:g>
              </table:table-cell>
              <table:table-cell office:value-type="string">
                <text:p>Opt C++</text:p>
                <draw:g>
                  <svg:desc>Dense.F1:Dense.F1</svg:desc>
                </draw:g>
              </table:table-cell>
              <table:table-cell office:value-type="string">
                <text:p>Opt Haskell</text:p>
                <draw:g>
                  <svg:desc>Dense.L1:Dense.L1</svg:desc>
                </draw:g>
              </table:table-cell>
              <table:table-cell office:value-type="string">
                <text:p>Scheme</text:p>
                <draw:g>
                  <svg:desc>Dense.O1:Dense.O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2.2">
                <text:p>2.2</text:p>
                <draw:g>
                  <svg:desc>Dense.D2:Dense.D22</svg:desc>
                </draw:g>
              </table:table-cell>
              <table:table-cell office:value-type="float" office:value="3.8">
                <text:p>3.8</text:p>
                <draw:g>
                  <svg:desc>Dense.F2:Dense.F22</svg:desc>
                </draw:g>
              </table:table-cell>
              <table:table-cell office:value-type="float" office:value="185">
                <text:p>185</text:p>
                <draw:g>
                  <svg:desc>Dense.L2:Dense.L22</svg:desc>
                </draw:g>
              </table:table-cell>
              <table:table-cell office:value-type="float" office:value="20.447998046875">
                <text:p>20.447998046875</text:p>
                <draw:g>
                  <svg:desc>Dense.O2:Dense.O22</svg:desc>
                </draw:g>
              </table:table-cell>
            </table:table-row>
            <table:table-row>
              <table:table-cell office:value-type="float" office:value="605550">
                <text:p>605550</text:p>
              </table:table-cell>
              <table:table-cell office:value-type="float" office:value="605550">
                <text:p>605550</text:p>
              </table:table-cell>
              <table:table-cell office:value-type="float" office:value="2.1">
                <text:p>2.1</text:p>
              </table:table-cell>
              <table:table-cell office:value-type="float" office:value="5.5">
                <text:p>5.5</text:p>
              </table:table-cell>
              <table:table-cell office:value-type="float" office:value="222">
                <text:p>222</text:p>
              </table:table-cell>
              <table:table-cell office:value-type="float" office:value="25.02197265625">
                <text:p>25.02197265625</text:p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720600">
                <text:p>720600</text:p>
              </table:table-cell>
              <table:table-cell office:value-type="float" office:value="2.4">
                <text:p>2.4</text:p>
              </table:table-cell>
              <table:table-cell office:value-type="float" office:value="6.4">
                <text:p>6.4</text:p>
              </table:table-cell>
              <table:table-cell office:value-type="float" office:value="272">
                <text:p>272</text:p>
              </table:table-cell>
              <table:table-cell office:value-type="float" office:value="29.427978515625">
                <text:p>29.427978515625</text:p>
              </table:table-cell>
            </table:table-row>
            <table:table-row>
              <table:table-cell office:value-type="float" office:value="845650">
                <text:p>845650</text:p>
              </table:table-cell>
              <table:table-cell office:value-type="float" office:value="845650">
                <text:p>845650</text:p>
              </table:table-cell>
              <table:table-cell office:value-type="float" office:value="2.8">
                <text:p>2.8</text:p>
              </table:table-cell>
              <table:table-cell office:value-type="float" office:value="7.1">
                <text:p>7.1</text:p>
              </table:table-cell>
              <table:table-cell office:value-type="float" office:value="325">
                <text:p>325</text:p>
              </table:table-cell>
              <table:table-cell office:value-type="float" office:value="53.89404296875">
                <text:p>53.89404296875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980700">
                <text:p>980700</text:p>
              </table:table-cell>
              <table:table-cell office:value-type="float" office:value="3.3">
                <text:p>3.3</text:p>
              </table:table-cell>
              <table:table-cell office:value-type="float" office:value="8.1">
                <text:p>8.1</text:p>
              </table:table-cell>
              <table:table-cell office:value-type="float" office:value="399">
                <text:p>399</text:p>
              </table:table-cell>
              <table:table-cell office:value-type="float" office:value="59.465087890625">
                <text:p>59.465087890625</text:p>
              </table:table-cell>
            </table:table-row>
            <table:table-row>
              <table:table-cell office:value-type="float" office:value="1125750">
                <text:p>1125750</text:p>
              </table:table-cell>
              <table:table-cell office:value-type="float" office:value="1125750">
                <text:p>1125750</text:p>
              </table:table-cell>
              <table:table-cell office:value-type="float" office:value="3.8">
                <text:p>3.8</text:p>
              </table:table-cell>
              <table:table-cell office:value-type="float" office:value="9.1">
                <text:p>9.1</text:p>
              </table:table-cell>
              <table:table-cell office:value-type="float" office:value="460">
                <text:p>460</text:p>
              </table:table-cell>
              <table:table-cell office:value-type="float" office:value="64.47900390625">
                <text:p>64.47900390625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1280800">
                <text:p>1280800</text:p>
              </table:table-cell>
              <table:table-cell office:value-type="float" office:value="4.5">
                <text:p>4.5</text:p>
              </table:table-cell>
              <table:table-cell office:value-type="float" office:value="10.2">
                <text:p>10.2</text:p>
              </table:table-cell>
              <table:table-cell office:value-type="float" office:value="462">
                <text:p>462</text:p>
              </table:table-cell>
              <table:table-cell office:value-type="float" office:value="69.8330078125">
                <text:p>69.8330078125</text:p>
              </table:table-cell>
            </table:table-row>
            <table:table-row>
              <table:table-cell office:value-type="float" office:value="1445850">
                <text:p>1445850</text:p>
              </table:table-cell>
              <table:table-cell office:value-type="float" office:value="1445850">
                <text:p>1445850</text:p>
              </table:table-cell>
              <table:table-cell office:value-type="float" office:value="5.2">
                <text:p>5.2</text:p>
              </table:table-cell>
              <table:table-cell office:value-type="float" office:value="11.3">
                <text:p>11.3</text:p>
              </table:table-cell>
              <table:table-cell office:value-type="float" office:value="622">
                <text:p>622</text:p>
              </table:table-cell>
              <table:table-cell office:value-type="float" office:value="76.85693359375">
                <text:p>76.85693359375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1620900">
                <text:p>1620900</text:p>
              </table:table-cell>
              <table:table-cell office:value-type="float" office:value="5.6">
                <text:p>5.6</text:p>
              </table:table-cell>
              <table:table-cell office:value-type="float" office:value="12.4">
                <text:p>12.4</text:p>
              </table:table-cell>
              <table:table-cell office:value-type="float" office:value="656">
                <text:p>656</text:p>
              </table:table-cell>
              <table:table-cell office:value-type="float" office:value="83.198974609375">
                <text:p>83.198974609375</text:p>
              </table:table-cell>
            </table:table-row>
            <table:table-row>
              <table:table-cell office:value-type="float" office:value="1805950">
                <text:p>1805950</text:p>
              </table:table-cell>
              <table:table-cell office:value-type="float" office:value="1805950">
                <text:p>1805950</text:p>
              </table:table-cell>
              <table:table-cell office:value-type="float" office:value="6.4">
                <text:p>6.4</text:p>
              </table:table-cell>
              <table:table-cell office:value-type="float" office:value="13.7">
                <text:p>13.7</text:p>
              </table:table-cell>
              <table:table-cell office:value-type="float" office:value="721">
                <text:p>721</text:p>
              </table:table-cell>
              <table:table-cell office:value-type="float" office:value="100.47119140625">
                <text:p>100.47119140625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2001000">
                <text:p>2001000</text:p>
              </table:table-cell>
              <table:table-cell office:value-type="float" office:value="7">
                <text:p>7</text:p>
              </table:table-cell>
              <table:table-cell office:value-type="float" office:value="15.1">
                <text:p>15.1</text:p>
              </table:table-cell>
              <table:table-cell office:value-type="float" office:value="830">
                <text:p>830</text:p>
              </table:table-cell>
              <table:table-cell office:value-type="float" office:value="108.199951171875">
                <text:p>108.199951171875</text:p>
              </table:table-cell>
            </table:table-row>
            <table:table-row>
              <table:table-cell office:value-type="float" office:value="2206050">
                <text:p>2206050</text:p>
              </table:table-cell>
              <table:table-cell office:value-type="float" office:value="2206050">
                <text:p>2206050</text:p>
              </table:table-cell>
              <table:table-cell office:value-type="float" office:value="7.8">
                <text:p>7.8</text:p>
              </table:table-cell>
              <table:table-cell office:value-type="float" office:value="20.3">
                <text:p>20.3</text:p>
              </table:table-cell>
              <table:table-cell office:value-type="float" office:value="880">
                <text:p>880</text:p>
              </table:table-cell>
              <table:table-cell office:value-type="float" office:value="115.13720703125">
                <text:p>115.13720703125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2421100">
                <text:p>2421100</text:p>
              </table:table-cell>
              <table:table-cell office:value-type="float" office:value="8.4">
                <text:p>8.4</text:p>
              </table:table-cell>
              <table:table-cell office:value-type="float" office:value="21.7">
                <text:p>21.7</text:p>
              </table:table-cell>
              <table:table-cell office:value-type="float" office:value="954">
                <text:p>954</text:p>
              </table:table-cell>
              <table:table-cell office:value-type="float" office:value="124.840087890625">
                <text:p>124.840087890625</text:p>
              </table:table-cell>
            </table:table-row>
            <table:table-row>
              <table:table-cell office:value-type="float" office:value="2646150">
                <text:p>2646150</text:p>
              </table:table-cell>
              <table:table-cell office:value-type="float" office:value="2646150">
                <text:p>2646150</text:p>
              </table:table-cell>
              <table:table-cell office:value-type="float" office:value="9.2">
                <text:p>9.2</text:p>
              </table:table-cell>
              <table:table-cell office:value-type="float" office:value="23.1">
                <text:p>23.1</text:p>
              </table:table-cell>
              <table:table-cell office:value-type="float" office:value="1081">
                <text:p>1081</text:p>
              </table:table-cell>
              <table:table-cell office:value-type="float" office:value="140.305908203125">
                <text:p>140.305908203125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2881200">
                <text:p>2881200</text:p>
              </table:table-cell>
              <table:table-cell office:value-type="float" office:value="10.1">
                <text:p>10.1</text:p>
              </table:table-cell>
              <table:table-cell office:value-type="float" office:value="24.8">
                <text:p>24.8</text:p>
              </table:table-cell>
              <table:table-cell office:value-type="float" office:value="1180">
                <text:p>1180</text:p>
              </table:table-cell>
              <table:table-cell office:value-type="float" office:value="149.215087890625">
                <text:p>149.215087890625</text:p>
              </table:table-cell>
            </table:table-row>
            <table:table-row>
              <table:table-cell office:value-type="float" office:value="3126250">
                <text:p>3126250</text:p>
              </table:table-cell>
              <table:table-cell office:value-type="float" office:value="3126250">
                <text:p>3126250</text:p>
              </table:table-cell>
              <table:table-cell office:value-type="float" office:value="10.9">
                <text:p>10.9</text:p>
              </table:table-cell>
              <table:table-cell office:value-type="float" office:value="26.3">
                <text:p>26.3</text:p>
              </table:table-cell>
              <table:table-cell office:value-type="float" office:value="1341">
                <text:p>1341</text:p>
              </table:table-cell>
              <table:table-cell office:value-type="float" office:value="158.26513671875">
                <text:p>158.26513671875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3381300">
                <text:p>3381300</text:p>
              </table:table-cell>
              <table:table-cell office:value-type="float" office:value="11.7">
                <text:p>11.7</text:p>
              </table:table-cell>
              <table:table-cell office:value-type="float" office:value="28.1">
                <text:p>28.1</text:p>
              </table:table-cell>
              <table:table-cell office:value-type="float" office:value="1332">
                <text:p>1332</text:p>
              </table:table-cell>
              <table:table-cell office:value-type="float" office:value="174.909912109375">
                <text:p>174.909912109375</text:p>
              </table:table-cell>
            </table:table-row>
            <table:table-row>
              <table:table-cell office:value-type="float" office:value="3646350">
                <text:p>3646350</text:p>
              </table:table-cell>
              <table:table-cell office:value-type="float" office:value="3646350">
                <text:p>3646350</text:p>
              </table:table-cell>
              <table:table-cell office:value-type="float" office:value="12.7">
                <text:p>12.7</text:p>
              </table:table-cell>
              <table:table-cell office:value-type="float" office:value="29.9">
                <text:p>29.9</text:p>
              </table:table-cell>
              <table:table-cell office:value-type="float" office:value="1482">
                <text:p>1482</text:p>
              </table:table-cell>
              <table:table-cell office:value-type="float" office:value="182.9990234375">
                <text:p>182.9990234375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3921400">
                <text:p>3921400</text:p>
              </table:table-cell>
              <table:table-cell office:value-type="float" office:value="13.6">
                <text:p>13.6</text:p>
              </table:table-cell>
              <table:table-cell office:value-type="float" office:value="31.7">
                <text:p>31.7</text:p>
              </table:table-cell>
              <table:table-cell office:value-type="float" office:value="1715">
                <text:p>1715</text:p>
              </table:table-cell>
              <table:table-cell office:value-type="float" office:value="195.0078125">
                <text:p>195.0078125</text:p>
              </table:table-cell>
            </table:table-row>
            <table:table-row>
              <table:table-cell office:value-type="float" office:value="4206450">
                <text:p>4206450</text:p>
              </table:table-cell>
              <table:table-cell office:value-type="float" office:value="4206450">
                <text:p>4206450</text:p>
              </table:table-cell>
              <table:table-cell office:value-type="float" office:value="14.5">
                <text:p>14.5</text:p>
              </table:table-cell>
              <table:table-cell office:value-type="float" office:value="33.8">
                <text:p>33.8</text:p>
              </table:table-cell>
              <table:table-cell office:value-type="float" office:value="1786">
                <text:p>1786</text:p>
              </table:table-cell>
              <table:table-cell office:value-type="float" office:value="212.756103515625">
                <text:p>212.756103515625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4501500">
                <text:p>4501500</text:p>
              </table:table-cell>
              <table:table-cell office:value-type="float" office:value="15.6">
                <text:p>15.6</text:p>
              </table:table-cell>
              <table:table-cell office:value-type="float" office:value="35.7">
                <text:p>35.7</text:p>
              </table:table-cell>
              <table:table-cell office:value-type="float" office:value="1825">
                <text:p>1825</text:p>
              </table:table-cell>
              <table:table-cell office:value-type="float" office:value="222.93994140625">
                <text:p>222.93994140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